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kill_5f_mean">
      <style:table-properties table:display="true" style:writing-mode="lr-tb"/>
    </style:style>
    <style:style style:name="ta2" style:family="table" style:master-page-name="PageStyle_5f_skill_5f_per_5f_horizon">
      <style:table-properties table:display="true" style:writing-mode="lr-tb"/>
    </style:style>
    <style:style style:name="ta3" style:family="table" style:master-page-name="PageStyle_5f_rmse_5f_per_5f_horizon">
      <style:table-properties table:display="true" style:writing-mode="lr-tb"/>
    </style:style>
    <style:style style:name="ta4" style:family="table" style:master-page-name="PageStyle_5f_exclude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ill_me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-0.280162864443254" calcext:value-type="float">
            <text:p>-0.280162864443254</text:p>
          </table:table-cell>
          <table:table-cell office:value-type="float" office:value="-0.291158868244273" calcext:value-type="float">
            <text:p>-0.291158868244273</text:p>
          </table:table-cell>
          <table:table-cell office:value-type="float" office:value="-1.69245354056064" calcext:value-type="float">
            <text:p>-1.69245354056064</text:p>
          </table:table-cell>
          <table:table-cell office:value-type="float" office:value="-0.765590685283113" calcext:value-type="float">
            <text:p>-0.765590685283113</text:p>
          </table:table-cell>
          <table:table-cell office:value-type="float" office:value="-0.220803494052529" calcext:value-type="float">
            <text:p>-0.220803494052529</text:p>
          </table:table-cell>
          <table:table-cell office:value-type="float" office:value="-1.69245354056064" calcext:value-type="float">
            <text:p>-1.69245354056064</text:p>
          </table:table-cell>
          <table:table-cell office:value-type="float" office:value="-0.929158810442787" calcext:value-type="float">
            <text:p>-0.929158810442787</text:p>
          </table:table-cell>
          <table:table-cell office:value-type="float" office:value="-1.59464961253905" calcext:value-type="float">
            <text:p>-1.59464961253905</text:p>
          </table:table-cell>
          <table:table-cell office:value-type="float" office:value="-2.25620351380669" calcext:value-type="float">
            <text:p>-2.25620351380669</text:p>
          </table:table-cell>
          <table:table-cell office:value-type="float" office:value="-0.301562898733976" calcext:value-type="float">
            <text:p>-0.301562898733976</text:p>
          </table:table-cell>
          <table:table-cell office:value-type="float" office:value="-1.0024197828667" calcext:value-type="float">
            <text:p>-1.0024197828667</text:p>
          </table:table-cell>
          <table:table-cell office:value-type="float" office:value="0.750268819974745" calcext:value-type="float">
            <text:p>0.75026881997474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float" office:value="-0.56537986222292" calcext:value-type="float">
            <text:p>-0.56537986222292</text:p>
          </table:table-cell>
          <table:table-cell office:value-type="float" office:value="-2.6776408132743" calcext:value-type="float">
            <text:p>-2.6776408132743</text:p>
          </table:table-cell>
          <table:table-cell office:value-type="float" office:value="-2.17880264473428" calcext:value-type="float">
            <text:p>-2.17880264473428</text:p>
          </table:table-cell>
          <table:table-cell office:value-type="float" office:value="-0.211909849211062" calcext:value-type="float">
            <text:p>-0.211909849211062</text:p>
          </table:table-cell>
          <table:table-cell office:value-type="float" office:value="-0.310360221123335" calcext:value-type="float">
            <text:p>-0.310360221123335</text:p>
          </table:table-cell>
          <table:table-cell office:value-type="float" office:value="-1.22353865300806" calcext:value-type="float">
            <text:p>-1.22353865300806</text:p>
          </table:table-cell>
          <table:table-cell office:value-type="float" office:value="-1.61636622772857" calcext:value-type="float">
            <text:p>-1.61636622772857</text:p>
          </table:table-cell>
          <table:table-cell office:value-type="float" office:value="-2.46736004764074" calcext:value-type="float">
            <text:p>-2.46736004764074</text:p>
          </table:table-cell>
          <table:table-cell office:value-type="float" office:value="-0.0532651483104579" calcext:value-type="float">
            <text:p>-0.053265148310458</text:p>
          </table:table-cell>
          <table:table-cell office:value-type="float" office:value="-0.584904738580627" calcext:value-type="float">
            <text:p>-0.584904738580627</text:p>
          </table:table-cell>
          <table:table-cell office:value-type="float" office:value="-1.18895282058344" calcext:value-type="float">
            <text:p>-1.18895282058344</text:p>
          </table:table-cell>
          <table:table-cell office:value-type="float" office:value="0.987940606908829" calcext:value-type="float">
            <text:p>0.987940606908829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float" office:value="-1.91620919588609" calcext:value-type="float">
            <text:p>-1.91620919588609</text:p>
          </table:table-cell>
          <table:table-cell office:value-type="float" office:value="-0.751049326440167" calcext:value-type="float">
            <text:p>-0.751049326440167</text:p>
          </table:table-cell>
          <table:table-cell office:value-type="float" office:value="-0.584904738580627" calcext:value-type="float">
            <text:p>-0.584904738580627</text:p>
          </table:table-cell>
          <table:table-cell office:value-type="float" office:value="-1.64623269532985" calcext:value-type="float">
            <text:p>-1.64623269532985</text:p>
          </table:table-cell>
          <table:table-cell office:value-type="float" office:value="-1.60439729690493" calcext:value-type="float">
            <text:p>-1.60439729690493</text:p>
          </table:table-cell>
          <table:table-cell office:value-type="float" office:value="-0.777277711866858" calcext:value-type="float">
            <text:p>-0.777277711866858</text:p>
          </table:table-cell>
          <table:table-cell office:value-type="float" office:value="-2.28122477134701" calcext:value-type="float">
            <text:p>-2.28122477134701</text:p>
          </table:table-cell>
          <table:table-cell office:value-type="float" office:value="-5.44306387900239" calcext:value-type="float">
            <text:p>-5.44306387900239</text:p>
          </table:table-cell>
          <table:table-cell office:value-type="float" office:value="-3.89998532015747" calcext:value-type="float">
            <text:p>-3.89998532015747</text:p>
          </table:table-cell>
          <table:table-cell office:value-type="float" office:value="-2.44091304823813" calcext:value-type="float">
            <text:p>-2.44091304823813</text:p>
          </table:table-cell>
          <table:table-cell office:value-type="float" office:value="-2.13452579837535" calcext:value-type="float">
            <text:p>-2.13452579837535</text:p>
          </table:table-cell>
          <table:table-cell office:value-type="float" office:value="1.52400236062532" calcext:value-type="float">
            <text:p>1.52400236062532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float" office:value="-2.1120326679215" calcext:value-type="float">
            <text:p>-2.1120326679215</text:p>
          </table:table-cell>
          <table:table-cell office:value-type="float" office:value="-4.47448899298345" calcext:value-type="float">
            <text:p>-4.47448899298345</text:p>
          </table:table-cell>
          <table:table-cell office:value-type="float" office:value="-4.7820991366904" calcext:value-type="float">
            <text:p>-4.7820991366904</text:p>
          </table:table-cell>
          <table:table-cell office:value-type="float" office:value="-2.53630025146102" calcext:value-type="float">
            <text:p>-2.53630025146102</text:p>
          </table:table-cell>
          <table:table-cell office:value-type="float" office:value="-4.33579567856188" calcext:value-type="float">
            <text:p>-4.33579567856188</text:p>
          </table:table-cell>
          <table:table-cell office:value-type="float" office:value="-2.77916241390141" calcext:value-type="float">
            <text:p>-2.77916241390141</text:p>
          </table:table-cell>
          <table:table-cell office:value-type="float" office:value="-0.119511186453036" calcext:value-type="float">
            <text:p>-0.119511186453036</text:p>
          </table:table-cell>
          <table:table-cell office:value-type="float" office:value="-1.48289193385415" calcext:value-type="float">
            <text:p>-1.48289193385415</text:p>
          </table:table-cell>
          <table:table-cell office:value-type="float" office:value="-5.38631618060142" calcext:value-type="float">
            <text:p>-5.38631618060142</text:p>
          </table:table-cell>
          <table:table-cell office:value-type="float" office:value="-2.07013476562347" calcext:value-type="float">
            <text:p>-2.07013476562347</text:p>
          </table:table-cell>
          <table:table-cell office:value-type="float" office:value="-3.00787332080517" calcext:value-type="float">
            <text:p>-3.00787332080517</text:p>
          </table:table-cell>
          <table:table-cell office:value-type="float" office:value="1.67809365924503" calcext:value-type="float">
            <text:p>1.67809365924503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float" office:value="-2.04769330773086" calcext:value-type="float">
            <text:p>-2.04769330773086</text:p>
          </table:table-cell>
          <table:table-cell office:value-type="float" office:value="-5.47102510345272" calcext:value-type="float">
            <text:p>-5.47102510345272</text:p>
          </table:table-cell>
          <table:table-cell office:value-type="float" office:value="-1.88576282913676" calcext:value-type="float">
            <text:p>-1.88576282913676</text:p>
          </table:table-cell>
          <table:table-cell office:value-type="float" office:value="-2.44732937718072" calcext:value-type="float">
            <text:p>-2.44732937718072</text:p>
          </table:table-cell>
          <table:table-cell office:value-type="float" office:value="-1.40212650263905" calcext:value-type="float">
            <text:p>-1.40212650263905</text:p>
          </table:table-cell>
          <table:table-cell office:value-type="float" office:value="-3.60920326344816" calcext:value-type="float">
            <text:p>-3.60920326344816</text:p>
          </table:table-cell>
          <table:table-cell office:value-type="float" office:value="-1.1708776676651" calcext:value-type="float">
            <text:p>-1.1708776676651</text:p>
          </table:table-cell>
          <table:table-cell office:value-type="float" office:value="-1.85974588525816" calcext:value-type="float">
            <text:p>-1.85974588525816</text:p>
          </table:table-cell>
          <table:table-cell office:value-type="float" office:value="-3.63656136086754" calcext:value-type="float">
            <text:p>-3.63656136086754</text:p>
          </table:table-cell>
          <table:table-cell office:value-type="float" office:value="-5.48940443578738" calcext:value-type="float">
            <text:p>-5.48940443578738</text:p>
          </table:table-cell>
          <table:table-cell office:value-type="float" office:value="-2.90197297331664" calcext:value-type="float">
            <text:p>-2.90197297331664</text:p>
          </table:table-cell>
          <table:table-cell office:value-type="float" office:value="1.58591965967016" calcext:value-type="float">
            <text:p>1.58591965967016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float" office:value="-1.76251395622507" calcext:value-type="float">
            <text:p>-1.76251395622507</text:p>
          </table:table-cell>
          <table:table-cell office:value-type="float" office:value="-6.12513879606521" calcext:value-type="float">
            <text:p>-6.12513879606521</text:p>
          </table:table-cell>
          <table:table-cell office:value-type="float" office:value="-1.38741185897179" calcext:value-type="float">
            <text:p>-1.38741185897179</text:p>
          </table:table-cell>
          <table:table-cell office:value-type="float" office:value="-3.39604440480818" calcext:value-type="float">
            <text:p>-3.39604440480818</text:p>
          </table:table-cell>
          <table:table-cell office:value-type="float" office:value="-3.27792887998944" calcext:value-type="float">
            <text:p>-3.27792887998944</text:p>
          </table:table-cell>
          <table:table-cell office:value-type="float" office:value="-2.36835769517441" calcext:value-type="float">
            <text:p>-2.36835769517441</text:p>
          </table:table-cell>
          <table:table-cell office:value-type="float" office:value="-1.9785432440819" calcext:value-type="float">
            <text:p>-1.9785432440819</text:p>
          </table:table-cell>
          <table:table-cell office:value-type="float" office:value="-5.66156311822874" calcext:value-type="float">
            <text:p>-5.66156311822874</text:p>
          </table:table-cell>
          <table:table-cell office:value-type="float" office:value="-3.03335657321677" calcext:value-type="float">
            <text:p>-3.03335657321677</text:p>
          </table:table-cell>
          <table:table-cell office:value-type="float" office:value="-5.90202888700097" calcext:value-type="float">
            <text:p>-5.90202888700097</text:p>
          </table:table-cell>
          <table:table-cell office:value-type="float" office:value="-3.48928874137625" calcext:value-type="float">
            <text:p>-3.48928874137625</text:p>
          </table:table-cell>
          <table:table-cell office:value-type="float" office:value="1.7853575453943" calcext:value-type="float">
            <text:p>1.7853575453943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float" office:value="-16.0271635902318" calcext:value-type="float">
            <text:p>-16.0271635902318</text:p>
          </table:table-cell>
          <table:table-cell office:value-type="float" office:value="-9.06507781967427" calcext:value-type="float">
            <text:p>-9.06507781967427</text:p>
          </table:table-cell>
          <table:table-cell office:value-type="float" office:value="-7.5781445480365" calcext:value-type="float">
            <text:p>-7.5781445480365</text:p>
          </table:table-cell>
          <table:table-cell office:value-type="float" office:value="-6.48293537941939" calcext:value-type="float">
            <text:p>-6.48293537941939</text:p>
          </table:table-cell>
          <table:table-cell office:value-type="float" office:value="-3.17168254082767" calcext:value-type="float">
            <text:p>-3.17168254082767</text:p>
          </table:table-cell>
          <table:table-cell office:value-type="float" office:value="-11.2614844740439" calcext:value-type="float">
            <text:p>-11.2614844740439</text:p>
          </table:table-cell>
          <table:table-cell office:value-type="float" office:value="-5.64711108697931" calcext:value-type="float">
            <text:p>-5.64711108697931</text:p>
          </table:table-cell>
          <table:table-cell office:value-type="float" office:value="-0.828942003706873" calcext:value-type="float">
            <text:p>-0.828942003706873</text:p>
          </table:table-cell>
          <table:table-cell office:value-type="float" office:value="-9.5741182671743" calcext:value-type="float">
            <text:p>-9.5741182671743</text:p>
          </table:table-cell>
          <table:table-cell office:value-type="float" office:value="-2.86772133689319" calcext:value-type="float">
            <text:p>-2.86772133689319</text:p>
          </table:table-cell>
          <table:table-cell office:value-type="float" office:value="-7.25043810469872" calcext:value-type="float">
            <text:p>-7.25043810469872</text:p>
          </table:table-cell>
          <table:table-cell office:value-type="float" office:value="4.49887621624462" calcext:value-type="float">
            <text:p>4.49887621624462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float" office:value="-2.92996592604108" calcext:value-type="float">
            <text:p>-2.92996592604108</text:p>
          </table:table-cell>
          <table:table-cell office:value-type="float" office:value="-3.45952333390908" calcext:value-type="float">
            <text:p>-3.45952333390908</text:p>
          </table:table-cell>
          <table:table-cell office:value-type="float" office:value="-2.83841329695753" calcext:value-type="float">
            <text:p>-2.83841329695753</text:p>
          </table:table-cell>
          <table:table-cell office:value-type="float" office:value="-6.30969670093007" calcext:value-type="float">
            <text:p>-6.30969670093007</text:p>
          </table:table-cell>
          <table:table-cell office:value-type="float" office:value="-5.92195995313726" calcext:value-type="float">
            <text:p>-5.92195995313726</text:p>
          </table:table-cell>
          <table:table-cell office:value-type="float" office:value="-16.2291644387791" calcext:value-type="float">
            <text:p>-16.2291644387791</text:p>
          </table:table-cell>
          <table:table-cell office:value-type="float" office:value="-7.8984498013342" calcext:value-type="float">
            <text:p>-7.8984498013342</text:p>
          </table:table-cell>
          <table:table-cell office:value-type="float" office:value="-12.0894036213893" calcext:value-type="float">
            <text:p>-12.0894036213893</text:p>
          </table:table-cell>
          <table:table-cell office:value-type="float" office:value="-12.2499238715762" calcext:value-type="float">
            <text:p>-12.2499238715762</text:p>
          </table:table-cell>
          <table:table-cell office:value-type="float" office:value="-2.18620822998929" calcext:value-type="float">
            <text:p>-2.18620822998929</text:p>
          </table:table-cell>
          <table:table-cell office:value-type="float" office:value="-7.2112709174043" calcext:value-type="float">
            <text:p>-7.2112709174043</text:p>
          </table:table-cell>
          <table:table-cell office:value-type="float" office:value="4.83312988793114" calcext:value-type="float">
            <text:p>4.83312988793114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float" office:value="-11.7218233837997" calcext:value-type="float">
            <text:p>-11.7218233837997</text:p>
          </table:table-cell>
          <table:table-cell office:value-type="float" office:value="-10.6444160462227" calcext:value-type="float">
            <text:p>-10.6444160462227</text:p>
          </table:table-cell>
          <table:table-cell office:value-type="float" office:value="-6.36610546970575" calcext:value-type="float">
            <text:p>-6.36610546970575</text:p>
          </table:table-cell>
          <table:table-cell office:value-type="float" office:value="-4.74072583245928" calcext:value-type="float">
            <text:p>-4.74072583245928</text:p>
          </table:table-cell>
          <table:table-cell office:value-type="float" office:value="-15.3858193931021" calcext:value-type="float">
            <text:p>-15.3858193931021</text:p>
          </table:table-cell>
          <table:table-cell office:value-type="float" office:value="-7.69433136190484" calcext:value-type="float">
            <text:p>-7.69433136190484</text:p>
          </table:table-cell>
          <table:table-cell office:value-type="float" office:value="-11.575635724789" calcext:value-type="float">
            <text:p>-11.575635724789</text:p>
          </table:table-cell>
          <table:table-cell office:value-type="float" office:value="-12.6855342674495" calcext:value-type="float">
            <text:p>-12.6855342674495</text:p>
          </table:table-cell>
          <table:table-cell office:value-type="float" office:value="-4.51657644402456" calcext:value-type="float">
            <text:p>-4.51657644402456</text:p>
          </table:table-cell>
          <table:table-cell office:value-type="float" office:value="-14.1816528802485" calcext:value-type="float">
            <text:p>-14.1816528802485</text:p>
          </table:table-cell>
          <table:table-cell office:value-type="float" office:value="-9.95126208037059" calcext:value-type="float">
            <text:p>-9.95126208037059</text:p>
          </table:table-cell>
          <table:table-cell office:value-type="float" office:value="3.88434727152164" calcext:value-type="float">
            <text:p>3.88434727152164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float" office:value="-10.6123063437224" calcext:value-type="float">
            <text:p>-10.6123063437224</text:p>
          </table:table-cell>
          <table:table-cell office:value-type="float" office:value="-7.68385851191648" calcext:value-type="float">
            <text:p>-7.68385851191648</text:p>
          </table:table-cell>
          <table:table-cell office:value-type="float" office:value="-11.0618562620812" calcext:value-type="float">
            <text:p>-11.0618562620812</text:p>
          </table:table-cell>
          <table:table-cell office:value-type="float" office:value="-3.98055487288567" calcext:value-type="float">
            <text:p>-3.98055487288567</text:p>
          </table:table-cell>
          <table:table-cell office:value-type="float" office:value="-6.65829146148973" calcext:value-type="float">
            <text:p>-6.65829146148973</text:p>
          </table:table-cell>
          <table:table-cell office:value-type="float" office:value="-6.85050786532202" calcext:value-type="float">
            <text:p>-6.85050786532202</text:p>
          </table:table-cell>
          <table:table-cell office:value-type="float" office:value="-11.891946591566" calcext:value-type="float">
            <text:p>-11.891946591566</text:p>
          </table:table-cell>
          <table:table-cell office:value-type="float" office:value="-15.8871632456855" calcext:value-type="float">
            <text:p>-15.8871632456855</text:p>
          </table:table-cell>
          <table:table-cell office:value-type="float" office:value="-7.3107284205227" calcext:value-type="float">
            <text:p>-7.3107284205227</text:p>
          </table:table-cell>
          <table:table-cell office:value-type="float" office:value="-4.48489451266648" calcext:value-type="float">
            <text:p>-4.48489451266648</text:p>
          </table:table-cell>
          <table:table-cell office:value-type="float" office:value="-8.64221080878582" calcext:value-type="float">
            <text:p>-8.64221080878582</text:p>
          </table:table-cell>
          <table:table-cell office:value-type="float" office:value="3.6763178097914" calcext:value-type="float">
            <text:p>3.6763178097914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float" office:value="-9.03215626934594" calcext:value-type="float">
            <text:p>-9.03215626934594</text:p>
          </table:table-cell>
          <table:table-cell office:value-type="float" office:value="-6.12135230766758" calcext:value-type="float">
            <text:p>-6.12135230766758</text:p>
          </table:table-cell>
          <table:table-cell office:value-type="float" office:value="-19.4294843071132" calcext:value-type="float">
            <text:p>-19.4294843071132</text:p>
          </table:table-cell>
          <table:table-cell office:value-type="float" office:value="-12.4403025612334" calcext:value-type="float">
            <text:p>-12.4403025612334</text:p>
          </table:table-cell>
          <table:table-cell office:value-type="float" office:value="-12.1914017133132" calcext:value-type="float">
            <text:p>-12.1914017133132</text:p>
          </table:table-cell>
          <table:table-cell office:value-type="float" office:value="-14.8194350249582" calcext:value-type="float">
            <text:p>-14.8194350249582</text:p>
          </table:table-cell>
          <table:table-cell office:value-type="float" office:value="-14.8870081784076" calcext:value-type="float">
            <text:p>-14.8870081784076</text:p>
          </table:table-cell>
          <table:table-cell office:value-type="float" office:value="-10.712595267439" calcext:value-type="float">
            <text:p>-10.712595267439</text:p>
          </table:table-cell>
          <table:table-cell office:value-type="float" office:value="-9.51332049370223" calcext:value-type="float">
            <text:p>-9.51332049370223</text:p>
          </table:table-cell>
          <table:table-cell office:value-type="float" office:value="-4.96264378690418" calcext:value-type="float">
            <text:p>-4.96264378690418</text:p>
          </table:table-cell>
          <table:table-cell office:value-type="float" office:value="-11.4109699910085" calcext:value-type="float">
            <text:p>-11.4109699910085</text:p>
          </table:table-cell>
          <table:table-cell office:value-type="float" office:value="4.33300214222533" calcext:value-type="float">
            <text:p>4.33300214222533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float" office:value="-18.0085742002579" calcext:value-type="float">
            <text:p>-18.0085742002579</text:p>
          </table:table-cell>
          <table:table-cell office:value-type="float" office:value="-4.38706582031172" calcext:value-type="float">
            <text:p>-4.38706582031172</text:p>
          </table:table-cell>
          <table:table-cell office:value-type="float" office:value="-13.6661249279104" calcext:value-type="float">
            <text:p>-13.6661249279104</text:p>
          </table:table-cell>
          <table:table-cell office:value-type="float" office:value="-20.1981950430822" calcext:value-type="float">
            <text:p>-20.1981950430822</text:p>
          </table:table-cell>
          <table:table-cell office:value-type="float" office:value="-5.36067847289553" calcext:value-type="float">
            <text:p>-5.36067847289553</text:p>
          </table:table-cell>
          <table:table-cell office:value-type="float" office:value="-3.86827876494376" calcext:value-type="float">
            <text:p>-3.86827876494376</text:p>
          </table:table-cell>
          <table:table-cell office:value-type="float" office:value="-3.94333024000943" calcext:value-type="float">
            <text:p>-3.94333024000943</text:p>
          </table:table-cell>
          <table:table-cell office:value-type="float" office:value="-17.4540850538182" calcext:value-type="float">
            <text:p>-17.4540850538182</text:p>
          </table:table-cell>
          <table:table-cell office:value-type="float" office:value="-10.5008044467609" calcext:value-type="float">
            <text:p>-10.5008044467609</text:p>
          </table:table-cell>
          <table:table-cell office:value-type="float" office:value="-6.80940785946057" calcext:value-type="float">
            <text:p>-6.80940785946057</text:p>
          </table:table-cell>
          <table:table-cell office:value-type="float" office:value="-10.4196544829451" calcext:value-type="float">
            <text:p>-10.4196544829451</text:p>
          </table:table-cell>
          <table:table-cell office:value-type="float" office:value="6.43880140250745" calcext:value-type="float">
            <text:p>6.43880140250745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float" office:value="-6.76832252509754" calcext:value-type="float">
            <text:p>-6.76832252509754</text:p>
          </table:table-cell>
          <table:table-cell office:value-type="float" office:value="-16.3854730117776" calcext:value-type="float">
            <text:p>-16.3854730117776</text:p>
          </table:table-cell>
          <table:table-cell office:value-type="float" office:value="-11.0278500848688" calcext:value-type="float">
            <text:p>-11.0278500848688</text:p>
          </table:table-cell>
          <table:table-cell office:value-type="float" office:value="-10.2527905965487" calcext:value-type="float">
            <text:p>-10.2527905965487</text:p>
          </table:table-cell>
          <table:table-cell office:value-type="float" office:value="-13.5705787961283" calcext:value-type="float">
            <text:p>-13.5705787961283</text:p>
          </table:table-cell>
          <table:table-cell office:value-type="float" office:value="-13.2731813849066" calcext:value-type="float">
            <text:p>-13.2731813849066</text:p>
          </table:table-cell>
          <table:table-cell office:value-type="float" office:value="-14.0106167335032" calcext:value-type="float">
            <text:p>-14.0106167335032</text:p>
          </table:table-cell>
          <table:table-cell office:value-type="float" office:value="-6.9085574143473" calcext:value-type="float">
            <text:p>-6.9085574143473</text:p>
          </table:table-cell>
          <table:table-cell office:value-type="float" office:value="-8.45127712926229" calcext:value-type="float">
            <text:p>-8.45127712926229</text:p>
          </table:table-cell>
          <table:table-cell office:value-type="float" office:value="-11.9626258767819" calcext:value-type="float">
            <text:p>-11.9626258767819</text:p>
          </table:table-cell>
          <table:table-cell office:value-type="float" office:value="-11.2611273553222" calcext:value-type="float">
            <text:p>-11.2611273553222</text:p>
          </table:table-cell>
          <table:table-cell office:value-type="float" office:value="3.19355632013804" calcext:value-type="float">
            <text:p>3.19355632013804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float" office:value="-19.0423319987467" calcext:value-type="float">
            <text:p>-19.0423319987467</text:p>
          </table:table-cell>
          <table:table-cell office:value-type="float" office:value="-20.6491799929164" calcext:value-type="float">
            <text:p>-20.6491799929164</text:p>
          </table:table-cell>
          <table:table-cell office:value-type="float" office:value="-5.44925621715503" calcext:value-type="float">
            <text:p>-5.44925621715503</text:p>
          </table:table-cell>
          <table:table-cell office:value-type="float" office:value="-24.4560593660869" calcext:value-type="float">
            <text:p>-24.4560593660869</text:p>
          </table:table-cell>
          <table:table-cell office:value-type="float" office:value="-23.6160029410776" calcext:value-type="float">
            <text:p>-23.6160029410776</text:p>
          </table:table-cell>
          <table:table-cell office:value-type="float" office:value="-20.7089061052423" calcext:value-type="float">
            <text:p>-20.7089061052423</text:p>
          </table:table-cell>
          <table:table-cell office:value-type="float" office:value="-7.08229991263738" calcext:value-type="float">
            <text:p>-7.08229991263738</text:p>
          </table:table-cell>
          <table:table-cell office:value-type="float" office:value="-26.2136256609233" calcext:value-type="float">
            <text:p>-26.2136256609233</text:p>
          </table:table-cell>
          <table:table-cell office:value-type="float" office:value="-10.880719138953" calcext:value-type="float">
            <text:p>-10.880719138953</text:p>
          </table:table-cell>
          <table:table-cell office:value-type="float" office:value="-6.87408711073598" calcext:value-type="float">
            <text:p>-6.87408711073598</text:p>
          </table:table-cell>
          <table:table-cell office:value-type="float" office:value="-16.4972468444474" calcext:value-type="float">
            <text:p>-16.4972468444474</text:p>
          </table:table-cell>
          <table:table-cell office:value-type="float" office:value="8.0604066124404" calcext:value-type="float">
            <text:p>8.0604066124404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float" office:value="-15.9193546666924" calcext:value-type="float">
            <text:p>-15.9193546666924</text:p>
          </table:table-cell>
          <table:table-cell office:value-type="float" office:value="-11.637770950355" calcext:value-type="float">
            <text:p>-11.637770950355</text:p>
          </table:table-cell>
          <table:table-cell office:value-type="float" office:value="-18.1156107329809" calcext:value-type="float">
            <text:p>-18.1156107329809</text:p>
          </table:table-cell>
          <table:table-cell office:value-type="float" office:value="-15.6181738502085" calcext:value-type="float">
            <text:p>-15.6181738502085</text:p>
          </table:table-cell>
          <table:table-cell office:value-type="float" office:value="-10.6676962458456" calcext:value-type="float">
            <text:p>-10.6676962458456</text:p>
          </table:table-cell>
          <table:table-cell office:value-type="float" office:value="-19.4849609936135" calcext:value-type="float">
            <text:p>-19.4849609936135</text:p>
          </table:table-cell>
          <table:table-cell office:value-type="float" office:value="-13.4208691217214" calcext:value-type="float">
            <text:p>-13.4208691217214</text:p>
          </table:table-cell>
          <table:table-cell office:value-type="float" office:value="-10.6676962458456" calcext:value-type="float">
            <text:p>-10.6676962458456</text:p>
          </table:table-cell>
          <table:table-cell office:value-type="float" office:value="-29.8894062455541" calcext:value-type="float">
            <text:p>-29.8894062455541</text:p>
          </table:table-cell>
          <table:table-cell office:value-type="float" office:value="-13.2426495373514" calcext:value-type="float">
            <text:p>-13.2426495373514</text:p>
          </table:table-cell>
          <table:table-cell office:value-type="float" office:value="-15.8664188590169" calcext:value-type="float">
            <text:p>-15.8664188590169</text:p>
          </table:table-cell>
          <table:table-cell office:value-type="float" office:value="5.77024060750596" calcext:value-type="float">
            <text:p>5.77024060750596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float" office:value="-22.4537690429522" calcext:value-type="float">
            <text:p>-22.4537690429522</text:p>
          </table:table-cell>
          <table:table-cell office:value-type="float" office:value="-19.3446879866283" calcext:value-type="float">
            <text:p>-19.3446879866283</text:p>
          </table:table-cell>
          <table:table-cell office:value-type="float" office:value="-21.0487378010557" calcext:value-type="float">
            <text:p>-21.0487378010557</text:p>
          </table:table-cell>
          <table:table-cell office:value-type="float" office:value="-19.2222217130989" calcext:value-type="float">
            <text:p>-19.2222217130989</text:p>
          </table:table-cell>
          <table:table-cell office:value-type="float" office:value="-26.8155535965633" calcext:value-type="float">
            <text:p>-26.8155535965633</text:p>
          </table:table-cell>
          <table:table-cell office:value-type="float" office:value="-28.5195181513229" calcext:value-type="float">
            <text:p>-28.5195181513229</text:p>
          </table:table-cell>
          <table:table-cell office:value-type="float" office:value="-15.9391433121793" calcext:value-type="float">
            <text:p>-15.9391433121793</text:p>
          </table:table-cell>
          <table:table-cell office:value-type="float" office:value="-27.6922137942814" calcext:value-type="float">
            <text:p>-27.6922137942814</text:p>
          </table:table-cell>
          <table:table-cell office:value-type="float" office:value="-9.72981470213124" calcext:value-type="float">
            <text:p>-9.72981470213124</text:p>
          </table:table-cell>
          <table:table-cell office:value-type="float" office:value="-22.1938246375114" calcext:value-type="float">
            <text:p>-22.1938246375114</text:p>
          </table:table-cell>
          <table:table-cell office:value-type="float" office:value="-21.2959484737725" calcext:value-type="float">
            <text:p>-21.2959484737725</text:p>
          </table:table-cell>
          <table:table-cell office:value-type="float" office:value="5.73822102678596" calcext:value-type="float">
            <text:p>5.73822102678596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per_horizo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-0.40316201016905584, 0.08077057287328993, -0.11060377095455376, -0.6876562495226946]</text:p>
          </table:table-cell>
          <table:table-cell office:value-type="string" calcext:value-type="string">
            <text:p>[-0.6511620992207368, -0.03218217015634739, -0.31104631038285646, -0.17024489321715297]</text:p>
          </table:table-cell>
          <table:table-cell office:value-type="string" calcext:value-type="string">
            <text:p>[-5.169524121940983, -0.736893470477562, -0.5087491955790613, -0.3546473742449541]</text:p>
          </table:table-cell>
          <table:table-cell office:value-type="string" calcext:value-type="string">
            <text:p>[-1.338995815018973, -0.5237425121497719, -0.41497494926665546, -0.7846494646970514]</text:p>
          </table:table-cell>
          <table:table-cell office:value-type="string" calcext:value-type="string">
            <text:p>[-0.055881141596580974, 0.059599229501206, -0.30013223440175096, -0.5867998297129917]</text:p>
          </table:table-cell>
          <table:table-cell office:value-type="string" calcext:value-type="string">
            <text:p>[-5.169524121940983, -0.736893470477562, -0.5087491955790613, -0.3546473742449541]</text:p>
          </table:table-cell>
          <table:table-cell office:value-type="string" calcext:value-type="string">
            <text:p>[-0.3828091481687945, -0.8537760058187516, -1.3531421930715881, -1.1269078947120148]</text:p>
          </table:table-cell>
          <table:table-cell office:value-type="string" calcext:value-type="string">
            <text:p>[-1.2129997823866923, -0.751181594012329, -1.7652089374887936, -2.649208136268366]</text:p>
          </table:table-cell>
          <table:table-cell office:value-type="string" calcext:value-type="string">
            <text:p>[-7.698787019754527, -0.5866782979894625, -0.2356584685333285, -0.5036902689494527]</text:p>
          </table:table-cell>
          <table:table-cell office:value-type="string" calcext:value-type="string">
            <text:p>[-0.0029802898915631815, -0.1005150927366305, -0.5407000642639437, -0.5620561480437658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-0.3937638322944137, -0.021440153662921624, -0.6331386881690548, -1.21317677476529]</text:p>
          </table:table-cell>
          <table:table-cell office:value-type="string" calcext:value-type="string">
            <text:p>[-8.29409213042469, -0.6059097112954603, -0.38537673082257307, -1.425184680554481]</text:p>
          </table:table-cell>
          <table:table-cell office:value-type="string" calcext:value-type="string">
            <text:p>[-2.7304139908737257, -1.069298550631781, -2.3548302763429785, -2.560667761088631]</text:p>
          </table:table-cell>
          <table:table-cell office:value-type="string" calcext:value-type="string">
            <text:p>[-0.09673380934032139, -0.09557266797155517, -0.13127007369271304, -0.5240628458396568]</text:p>
          </table:table-cell>
          <table:table-cell office:value-type="string" calcext:value-type="string">
            <text:p>[-0.016321191958224013, -0.14850018726788594, -0.5367562950173044, -0.5398632102499246]</text:p>
          </table:table-cell>
          <table:table-cell office:value-type="string" calcext:value-type="string">
            <text:p>[-2.054076740795696, -0.12386634561751819, -1.1200545039443233, -1.5961570216747045]</text:p>
          </table:table-cell>
          <table:table-cell office:value-type="string" calcext:value-type="string">
            <text:p>[-4.989510763138805, -0.7075647508747451, -0.4461885084393824, -0.32220088846135475]</text:p>
          </table:table-cell>
          <table:table-cell office:value-type="string" calcext:value-type="string">
            <text:p>[-0.6923949767505766, -1.9743861155988807, -3.1806292795342195, -4.022029818679274]</text:p>
          </table:table-cell>
          <table:table-cell office:value-type="string" calcext:value-type="string">
            <text:p>[-0.009581337141129076, -0.24077863372589103, 0.08453129643574142, -0.047231918810553]</text:p>
          </table:table-cell>
          <table:table-cell office:value-type="string" calcext:value-type="string">
            <text:p>[-0.30165801607797693, -0.019395289281809447, -0.536625692346604, -1.4819399566161184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-5.363414493958207, -0.6985253107128164, -0.7290414089305308, -0.8738555699428163]</text:p>
          </table:table-cell>
          <table:table-cell office:value-type="string" calcext:value-type="string">
            <text:p>[-0.9597759244398096, -0.1117253093120274, -0.6826128079027161, -1.2500832641061166]</text:p>
          </table:table-cell>
          <table:table-cell office:value-type="string" calcext:value-type="string">
            <text:p>[-0.30165801607797693, -0.019395289281809447, -0.536625692346604, -1.4819399566161184]</text:p>
          </table:table-cell>
          <table:table-cell office:value-type="string" calcext:value-type="string">
            <text:p>[-2.1898331223620504, -0.8651470235698566, -1.5006941194820378, -2.0292565159054643]</text:p>
          </table:table-cell>
          <table:table-cell office:value-type="string" calcext:value-type="string">
            <text:p>[-0.4410463831649114, -0.560036658457741, -2.1212542707956805, -3.295251875201388]</text:p>
          </table:table-cell>
          <table:table-cell office:value-type="string" calcext:value-type="string">
            <text:p>[-0.4385476473739658, 0.048380796247249336, -1.1340888393303938, -1.584855157010323]</text:p>
          </table:table-cell>
          <table:table-cell office:value-type="string" calcext:value-type="string">
            <text:p>[-5.327021487585237, -1.0877639503255265, -1.358622357208339, -1.3514912902689469]</text:p>
          </table:table-cell>
          <table:table-cell office:value-type="string" calcext:value-type="string">
            <text:p>[-16.82150644092748, -1.6907241219471514, -1.55058150384213, -1.7094434492928023]</text:p>
          </table:table-cell>
          <table:table-cell office:value-type="string" calcext:value-type="string">
            <text:p>[-7.575604981771433, -2.0818634773752454, -3.0900239972069032, -2.85244882427631]</text:p>
          </table:table-cell>
          <table:table-cell office:value-type="string" calcext:value-type="string">
            <text:p>[-0.6384172733063354, -1.9891639350967605, -3.1933811522232958, -3.9426898323261073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-1.6458614436059449, -0.42557995855683206, -1.8817863965677528, -4.494902872955486]</text:p>
          </table:table-cell>
          <table:table-cell office:value-type="string" calcext:value-type="string">
            <text:p>[-8.834482516244456, -1.9402518248511358, -2.419764203729735, -4.703457427108471]</text:p>
          </table:table-cell>
          <table:table-cell office:value-type="string" calcext:value-type="string">
            <text:p>[-9.129621481467233, -2.7208893965247283, -3.1760019098192815, -4.101883758950353]</text:p>
          </table:table-cell>
          <table:table-cell office:value-type="string" calcext:value-type="string">
            <text:p>[-0.6601626496150148, -1.585768158121681, -3.6006504097651826, -4.298619788342206]</text:p>
          </table:table-cell>
          <table:table-cell office:value-type="string" calcext:value-type="string">
            <text:p>[-13.333462108033967, -1.4118790738514297, -1.251765223002299, -1.3460763093598116]</text:p>
          </table:table-cell>
          <table:table-cell office:value-type="string" calcext:value-type="string">
            <text:p>[-8.431990033522663, -1.102276548124026, -0.8163618781555249, -0.7660211958034235]</text:p>
          </table:table-cell>
          <table:table-cell office:value-type="string" calcext:value-type="string">
            <text:p>[-0.6205086577174335, -0.24584931236717456, 0.11621812851769775, 0.2720950957547652]</text:p>
          </table:table-cell>
          <table:table-cell office:value-type="string" calcext:value-type="string">
            <text:p>[-2.767343882310569, -0.9074905353391172, -0.9644684351090005, -1.2922648826579008]</text:p>
          </table:table-cell>
          <table:table-cell office:value-type="string" calcext:value-type="string">
            <text:p>[-16.627539412223015, -1.5071469757931721, -1.5018689831572951, -1.908709351232174]</text:p>
          </table:table-cell>
          <table:table-cell office:value-type="string" calcext:value-type="string">
            <text:p>[-0.5884197614587805, -1.1516287151099425, -2.893316589547723, -3.6471739963774175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-3.6444137165048573, -1.0306047842233879, -1.6946887080637518, -1.8210660221314345]</text:p>
          </table:table-cell>
          <table:table-cell office:value-type="string" calcext:value-type="string">
            <text:p>[-8.691853839261633, -4.149441211237792, -4.674938433919795, -4.3678669293916395]</text:p>
          </table:table-cell>
          <table:table-cell office:value-type="string" calcext:value-type="string">
            <text:p>[-4.457363327877695, -1.0452957510359573, -1.094622075022711, -0.9457701626106818]</text:p>
          </table:table-cell>
          <table:table-cell office:value-type="string" calcext:value-type="string">
            <text:p>[-4.857614933349352, -1.0248038236619683, -1.5678278240496946, -2.3390709276618793]</text:p>
          </table:table-cell>
          <table:table-cell office:value-type="string" calcext:value-type="string">
            <text:p>[-2.434683542286731, -0.2105569726352119, -1.096884742483062, -1.8663807531511978]</text:p>
          </table:table-cell>
          <table:table-cell office:value-type="string" calcext:value-type="string">
            <text:p>[-1.4973141463320738, -2.773679087180936, -5.026814083795617, -5.139005736484004]</text:p>
          </table:table-cell>
          <table:table-cell office:value-type="string" calcext:value-type="string">
            <text:p>[-3.6432509639880095, -0.5464561686471248, -0.09203233952561618, -0.40177119849964527]</text:p>
          </table:table-cell>
          <table:table-cell office:value-type="string" calcext:value-type="string">
            <text:p>[-2.029088000228718, -1.008420624306594, -1.8984258867237536, -2.503049029773563]</text:p>
          </table:table-cell>
          <table:table-cell office:value-type="string" calcext:value-type="string">
            <text:p>[-12.595136206817426, -1.0992260247819408, -0.3912864663083715, -0.4605967455624249]</text:p>
          </table:table-cell>
          <table:table-cell office:value-type="string" calcext:value-type="string">
            <text:p>[-13.266114291624987, -2.191113652105736, -3.041338098228219, -3.4590517011905852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-3.5708299722774006, -1.3318625482039659, -0.7404914334593116, -1.4068718709596029]</text:p>
          </table:table-cell>
          <table:table-cell office:value-type="string" calcext:value-type="string">
            <text:p>[-9.859578136871372, -3.1869902441971965, -5.008905341964143, -6.445081461228108]</text:p>
          </table:table-cell>
          <table:table-cell office:value-type="string" calcext:value-type="string">
            <text:p>[-2.877636634951508, -0.35968580521950066, -0.7012021088251164, -1.6111228868910477]</text:p>
          </table:table-cell>
          <table:table-cell office:value-type="string" calcext:value-type="string">
            <text:p>[-9.848815657456278, -1.5388258243550057, -0.7464719880078796, -1.4500641494135547]</text:p>
          </table:table-cell>
          <table:table-cell office:value-type="string" calcext:value-type="string">
            <text:p>[-1.5210875182713357, -2.587514390365442, -4.176814517454219, -4.826299093866759]</text:p>
          </table:table-cell>
          <table:table-cell office:value-type="string" calcext:value-type="string">
            <text:p>[-5.46045299659299, -1.5430839702451182, -1.0333012465473912, -1.436592567312145]</text:p>
          </table:table-cell>
          <table:table-cell office:value-type="string" calcext:value-type="string">
            <text:p>[-4.241208496005511, -0.8768601094767403, -1.1052815153105966, -1.6908228555347682]</text:p>
          </table:table-cell>
          <table:table-cell office:value-type="string" calcext:value-type="string">
            <text:p>[-12.043757668639499, -1.9941679997672157, -3.673770619563399, -4.934556184944827]</text:p>
          </table:table-cell>
          <table:table-cell office:value-type="string" calcext:value-type="string">
            <text:p>[-4.732390368468931, -2.053448190159979, -2.5732749678469835, -2.7743127663911737]</text:p>
          </table:table-cell>
          <table:table-cell office:value-type="string" calcext:value-type="string">
            <text:p>[-8.89032867863817, -3.4219973185077857, -5.606708769536972, -5.689080781320954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-49.2674967298397, -4.088507375894457, -4.072741411544745, -6.679908843648197]</text:p>
          </table:table-cell>
          <table:table-cell office:value-type="string" calcext:value-type="string">
            <text:p>[-20.884506916269395, -4.0561495679148685, -5.0414889476321445, -6.278165846880657]</text:p>
          </table:table-cell>
          <table:table-cell office:value-type="string" calcext:value-type="string">
            <text:p>[-18.61721124590876, -2.207398305409103, -3.7956238019569044, -5.692344838871222]</text:p>
          </table:table-cell>
          <table:table-cell office:value-type="string" calcext:value-type="string">
            <text:p>[-17.86484223714544, -2.815378859863804, -2.6562476703603677, -2.595272750307931]</text:p>
          </table:table-cell>
          <table:table-cell office:value-type="string" calcext:value-type="string">
            <text:p>[-2.3812853320055227, -3.246021784808728, -3.977794886714392, -3.081628159782035]</text:p>
          </table:table-cell>
          <table:table-cell office:value-type="string" calcext:value-type="string">
            <text:p>[-37.48127245349122, -2.725129483971922, -2.1362216383375765, -2.7033143203748944]</text:p>
          </table:table-cell>
          <table:table-cell office:value-type="string" calcext:value-type="string">
            <text:p>[-4.436769290603482, -3.943804450163113, -7.125078491405379, -7.082792115745251]</text:p>
          </table:table-cell>
          <table:table-cell office:value-type="string" calcext:value-type="string">
            <text:p>[-0.48279287649102276, -0.5341930942254436, -1.1739586079614117, -1.1248234361496134]</text:p>
          </table:table-cell>
          <table:table-cell office:value-type="string" calcext:value-type="string">
            <text:p>[-17.63079944807091, -5.464137799126534, -7.487464577909586, -7.7140712435901815]</text:p>
          </table:table-cell>
          <table:table-cell office:value-type="string" calcext:value-type="string">
            <text:p>[-6.493717973854141, -0.9258610714794502, -1.6314198266144997, -2.4198864756246774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-8.338379077111524, -1.3404116418452627, -0.752707086773774, -1.2883658984337742]</text:p>
          </table:table-cell>
          <table:table-cell office:value-type="string" calcext:value-type="string">
            <text:p>[-2.164940389948611, -1.2724347262963454, -4.029847287749866, -6.3708709316415035]</text:p>
          </table:table-cell>
          <table:table-cell office:value-type="string" calcext:value-type="string">
            <text:p>[-2.7839047440830766, -1.134095126262702, -2.826213666445465, -4.60943965103886]</text:p>
          </table:table-cell>
          <table:table-cell office:value-type="string" calcext:value-type="string">
            <text:p>[-16.28467026803204, -2.4292598159398215, -3.107115429375651, -3.4177412903727555]</text:p>
          </table:table-cell>
          <table:table-cell office:value-type="string" calcext:value-type="string">
            <text:p>[-15.024811889286326, -2.1619245938025333, -2.9725172629314844, -3.528586066528705]</text:p>
          </table:table-cell>
          <table:table-cell office:value-type="string" calcext:value-type="string">
            <text:p>[-49.84601146469161, -4.648997372783281, -5.18178594160521, -5.239862976036225]</text:p>
          </table:table-cell>
          <table:table-cell office:value-type="string" calcext:value-type="string">
            <text:p>[-18.865467865617227, -2.6142259789854627, -4.130882431109195, -5.983222929624921]</text:p>
          </table:table-cell>
          <table:table-cell office:value-type="string" calcext:value-type="string">
            <text:p>[-37.38143238816794, -3.3514025501523825, -3.971849406577932, -3.652930140658861]</text:p>
          </table:table-cell>
          <table:table-cell office:value-type="string" calcext:value-type="string">
            <text:p>[-36.091098394136246, -3.266830110020602, -3.6459605765502, -5.99580640559767]</text:p>
          </table:table-cell>
          <table:table-cell office:value-type="string" calcext:value-type="string">
            <text:p>[-3.86119006938066, -1.6177388581114727, -1.9818195135161476, -1.2840844789488992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-34.08320112473686, -2.8359544636616274, -4.276299939364758, -5.691838007435401]</text:p>
          </table:table-cell>
          <table:table-cell office:value-type="string" calcext:value-type="string">
            <text:p>[-30.74530774370652, -4.087804957156038, -4.437645037956228, -3.306906446072033]</text:p>
          </table:table-cell>
          <table:table-cell office:value-type="string" calcext:value-type="string">
            <text:p>[-19.307569799818005, -1.8807149467002127, -1.573813742373198, -2.7023233899315935]</text:p>
          </table:table-cell>
          <table:table-cell office:value-type="string" calcext:value-type="string">
            <text:p>[-15.98744101095695, -0.7353598550141172, -0.8507760396864406, -1.3893264241795933]</text:p>
          </table:table-cell>
          <table:table-cell office:value-type="string" calcext:value-type="string">
            <text:p>[-49.010202129796234, -5.012815090999845, -4.366413130397007, -3.1538472212153]</text:p>
          </table:table-cell>
          <table:table-cell office:value-type="string" calcext:value-type="string">
            <text:p>[-19.231814864335295, -2.572770837635785, -3.9241531032220722, -5.0485866424262005]</text:p>
          </table:table-cell>
          <table:table-cell office:value-type="string" calcext:value-type="string">
            <text:p>[-31.764600206269144, -3.2256809229191274, -4.896533298073136, -6.4157284718947105]</text:p>
          </table:table-cell>
          <table:table-cell office:value-type="string" calcext:value-type="string">
            <text:p>[-34.88302390735443, -4.357660209437508, -5.339879144271142, -6.16157380873501]</text:p>
          </table:table-cell>
          <table:table-cell office:value-type="string" calcext:value-type="string">
            <text:p>[-13.010887377242542, -1.130414604962393, -1.7523211503673641, -2.172682643525925]</text:p>
          </table:table-cell>
          <table:table-cell office:value-type="string" calcext:value-type="string">
            <text:p>[-38.39126224768372, -5.529657529667609, -6.398393174016159, -6.4072985696265405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-21.594926108039616, -5.428410981830223, -7.382085227550927, -8.04380305746899]</text:p>
          </table:table-cell>
          <table:table-cell office:value-type="string" calcext:value-type="string">
            <text:p>[-19.94809010389136, -3.4899461858849845, -3.5630717164800263, -3.7343260414095525]</text:p>
          </table:table-cell>
          <table:table-cell office:value-type="string" calcext:value-type="string">
            <text:p>[-37.7531592882014, -2.634208827559803, -2.21793644133943, -1.6421204912242526]</text:p>
          </table:table-cell>
          <table:table-cell office:value-type="string" calcext:value-type="string">
            <text:p>[-11.487706365918026, -1.1981903066378807, -1.16649226077441, -2.069830558212371]</text:p>
          </table:table-cell>
          <table:table-cell office:value-type="string" calcext:value-type="string">
            <text:p>[-10.699210267896042, -3.43697494595554, -5.712981829510366, -6.783998802596969]</text:p>
          </table:table-cell>
          <table:table-cell office:value-type="string" calcext:value-type="string">
            <text:p>[-20.677146532608482, -2.363349510164392, -2.0136624703982253, -2.3478729481170024]</text:p>
          </table:table-cell>
          <table:table-cell office:value-type="string" calcext:value-type="string">
            <text:p>[-37.706269739647325, -3.2491762000158797, -3.7020073028815492, -2.910333123719222]</text:p>
          </table:table-cell>
          <table:table-cell office:value-type="string" calcext:value-type="string">
            <text:p>[-52.02560499082616, -4.701076860745523, -3.4298681029862887, -3.3921030281838016]</text:p>
          </table:table-cell>
          <table:table-cell office:value-type="string" calcext:value-type="string">
            <text:p>[-19.614479727648803, -2.676137471747486, -3.4332283144408615, -3.5190681682536695]</text:p>
          </table:table-cell>
          <table:table-cell office:value-type="string" calcext:value-type="string">
            <text:p>[-13.2894103710403, -0.6443836934367342, -0.5933808827071063, -3.412403103481765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-29.23021100863763, -2.505890372703057, -2.3762547876007734, -2.016268908442287]</text:p>
          </table:table-cell>
          <table:table-cell office:value-type="string" calcext:value-type="string">
            <text:p>[-17.188159879238828, -2.8100379665150665, -2.5935717332770114, -1.8936396516394005]</text:p>
          </table:table-cell>
          <table:table-cell office:value-type="string" calcext:value-type="string">
            <text:p>[-65.63198420382288, -5.422828289951309, -3.641866874848554, -3.021257859829829]</text:p>
          </table:table-cell>
          <table:table-cell office:value-type="string" calcext:value-type="string">
            <text:p>[-31.567687022088297, -4.106144875694651, -6.061238967682048, -8.02613937946861]</text:p>
          </table:table-cell>
          <table:table-cell office:value-type="string" calcext:value-type="string">
            <text:p>[-41.584680582005774, -2.327144613427934, -2.3249683005263977, -2.5288133572927807]</text:p>
          </table:table-cell>
          <table:table-cell office:value-type="string" calcext:value-type="string">
            <text:p>[-49.194221175211524, -3.8648166187751354, -3.075124156804576, -3.143578149041537]</text:p>
          </table:table-cell>
          <table:table-cell office:value-type="string" calcext:value-type="string">
            <text:p>[-48.34488373194921, -4.205236586870242, -4.017180950225785, -2.980731444585083]</text:p>
          </table:table-cell>
          <table:table-cell office:value-type="string" calcext:value-type="string">
            <text:p>[-20.126216461006695, -5.250716267132494, -7.86989732443335, -9.603551017183399]</text:p>
          </table:table-cell>
          <table:table-cell office:value-type="string" calcext:value-type="string">
            <text:p>[-16.389912232747882, -4.146626280957144, -7.954918875094008, -9.56182458600987]</text:p>
          </table:table-cell>
          <table:table-cell office:value-type="string" calcext:value-type="string">
            <text:p>[-13.057282541154569, -2.025117507971319, -2.3253165980672508, -2.4428585004235837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-37.91745264270221, -8.82308429898111, -11.864474689804204, -13.429285169544247]</text:p>
          </table:table-cell>
          <table:table-cell office:value-type="string" calcext:value-type="string">
            <text:p>[-5.651001445129711, -3.049335152278121, -4.319885196404405, -4.528041487434642]</text:p>
          </table:table-cell>
          <table:table-cell office:value-type="string" calcext:value-type="string">
            <text:p>[-44.00334804163608, -4.253179935492857, -3.636929278255807, -2.771042456256989]</text:p>
          </table:table-cell>
          <table:table-cell office:value-type="string" calcext:value-type="string">
            <text:p>[-59.928026105038334, -7.624146179800961, -7.160040360752129, -6.0805675267375126]</text:p>
          </table:table-cell>
          <table:table-cell office:value-type="string" calcext:value-type="string">
            <text:p>[-15.74957164919828, -1.8412100738326664, -1.8744214189093444, -1.9775107496418087]</text:p>
          </table:table-cell>
          <table:table-cell office:value-type="string" calcext:value-type="string">
            <text:p>[-9.691207924949175, -1.67520582876457, -1.7709115143071053, -2.3357897917541726]</text:p>
          </table:table-cell>
          <table:table-cell office:value-type="string" calcext:value-type="string">
            <text:p>[-9.422387748336902, -2.678680451997839, -2.1471579556092024, -1.525094804093774]</text:p>
          </table:table-cell>
          <table:table-cell office:value-type="string" calcext:value-type="string">
            <text:p>[-57.4375734073886, -4.678496560836098, -4.209117452535871, -3.491152794512198]</text:p>
          </table:table-cell>
          <table:table-cell office:value-type="string" calcext:value-type="string">
            <text:p>[-33.01691956191459, -2.2028340742973107, -2.9021540644255994, -3.88131008640602]</text:p>
          </table:table-cell>
          <table:table-cell office:value-type="string" calcext:value-type="string">
            <text:p>[-19.173204198905825, -2.5839321220398004, -2.513934012962893, -2.9665611039337625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-22.190889902849786, -1.433666562710889, -1.2666782985002678, -2.182055336329225]</text:p>
          </table:table-cell>
          <table:table-cell office:value-type="string" calcext:value-type="string">
            <text:p>[-57.48822058050194, -2.8150558521944147, -2.4808181438555676, -2.7577974705583763]</text:p>
          </table:table-cell>
          <table:table-cell office:value-type="string" calcext:value-type="string">
            <text:p>[-37.46262647048828, -2.1994619656585, -2.100008291074973, -2.3493036122534283]</text:p>
          </table:table-cell>
          <table:table-cell office:value-type="string" calcext:value-type="string">
            <text:p>[-33.818682000557665, -2.6973595858077903, -2.31547443211757, -2.1796463677115963]</text:p>
          </table:table-cell>
          <table:table-cell office:value-type="string" calcext:value-type="string">
            <text:p>[-42.18660217022041, -4.5270303795707845, -3.893664573753286, -3.675018060968682]</text:p>
          </table:table-cell>
          <table:table-cell office:value-type="string" calcext:value-type="string">
            <text:p>[-40.41556736780245, -3.68887490211387, -4.625042066754492, -4.363241202955437]</text:p>
          </table:table-cell>
          <table:table-cell office:value-type="string" calcext:value-type="string">
            <text:p>[-48.927231832096865, -2.8568121867815988, -2.1540749592858344, -2.1043479558483513]</text:p>
          </table:table-cell>
          <table:table-cell office:value-type="string" calcext:value-type="string">
            <text:p>[-19.544290958230803, -3.3873319361642285, -2.6929623762040222, -2.009644386790166]</text:p>
          </table:table-cell>
          <table:table-cell office:value-type="string" calcext:value-type="string">
            <text:p>[-21.265608357027265, -4.381994657939292, -4.095862676346607, -4.061642825736]</text:p>
          </table:table-cell>
          <table:table-cell office:value-type="string" calcext:value-type="string">
            <text:p>[-40.91034063151873, -2.598347770367626, -2.2355349260188895, -2.1062801792224306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-63.52857756497623, -5.042568399924563, -4.162210673759037, -3.435971356326828]</text:p>
          </table:table-cell>
          <table:table-cell office:value-type="string" calcext:value-type="string">
            <text:p>[-69.58124953530435, -6.170834357568933, -3.9594901534636184, -2.8851459253285583]</text:p>
          </table:table-cell>
          <table:table-cell office:value-type="string" calcext:value-type="string">
            <text:p>[-10.800236228687066, -4.742638629945972, -3.6751709754360373, -2.5789790345510655]</text:p>
          </table:table-cell>
          <table:table-cell office:value-type="string" calcext:value-type="string">
            <text:p>[-66.01986180050395, -9.4611761067805, -11.064867180504567, -11.278332376558598]</text:p>
          </table:table-cell>
          <table:table-cell office:value-type="string" calcext:value-type="string">
            <text:p>[-74.84764624597607, -6.428784244011676, -6.688953463672442, -6.498627810650182]</text:p>
          </table:table-cell>
          <table:table-cell office:value-type="string" calcext:value-type="string">
            <text:p>[-55.05361632900401, -8.892140906943347, -9.43202956117728, -9.457837623844444]</text:p>
          </table:table-cell>
          <table:table-cell office:value-type="string" calcext:value-type="string">
            <text:p>[-21.85620991810664, -2.788511796466131, -1.8457603417003865, -1.8387175942763623]</text:p>
          </table:table-cell>
          <table:table-cell office:value-type="string" calcext:value-type="string">
            <text:p>[-62.80083337689986, -12.78919791605353, -14.373528721439044, -14.890942629300907]</text:p>
          </table:table-cell>
          <table:table-cell office:value-type="string" calcext:value-type="string">
            <text:p>[-33.198231533239195, -3.807728926868492, -3.2839506782792904, -3.232965417424971]</text:p>
          </table:table-cell>
          <table:table-cell office:value-type="string" calcext:value-type="string">
            <text:p>[-19.896863010161915, -2.9192092047788387, -2.623042842720902, -2.0572333852822755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-50.98844368976418, -4.921662991380482, -4.360676315048262, -3.406635670576663]</text:p>
          </table:table-cell>
          <table:table-cell office:value-type="string" calcext:value-type="string">
            <text:p>[-33.85318371260833, -4.56790092692847, -4.74359651888685, -3.386402642996189]</text:p>
          </table:table-cell>
          <table:table-cell office:value-type="string" calcext:value-type="string">
            <text:p>[-60.217537129197815, -4.545810390077865, -3.9748571189589743, -3.724238293688864]</text:p>
          </table:table-cell>
          <table:table-cell office:value-type="string" calcext:value-type="string">
            <text:p>[-51.15291424503952, -5.0896537526983865, -3.6349580513817648, -2.5951693517143326]</text:p>
          </table:table-cell>
          <table:table-cell office:value-type="string" calcext:value-type="string">
            <text:p>[-34.67029667902197, -3.1895259499738815, -2.7913985753001747, -2.019563779086475]</text:p>
          </table:table-cell>
          <table:table-cell office:value-type="string" calcext:value-type="string">
            <text:p>[-55.26476782362673, -5.4589902336314555, -7.921813992406679, -9.294271924789332]</text:p>
          </table:table-cell>
          <table:table-cell office:value-type="string" calcext:value-type="string">
            <text:p>[-47.106846913608514, -2.5865361953075983, -2.3976610003521914, -1.5924323776174365]</text:p>
          </table:table-cell>
          <table:table-cell office:value-type="string" calcext:value-type="string">
            <text:p>[-34.67029667902197, -3.1895259499738815, -2.7913985753001747, -2.019563779086475]</text:p>
          </table:table-cell>
          <table:table-cell office:value-type="string" calcext:value-type="string">
            <text:p>[-94.57430956216758, -9.353536057186185, -8.360279495337974, -7.269499867524587]</text:p>
          </table:table-cell>
          <table:table-cell office:value-type="string" calcext:value-type="string">
            <text:p>[-46.782916733716775, -2.7618837805654106, -1.7774941343078998, -1.6483035008155955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-76.56738035056092, -6.332757415919499, -4.060923112490267, -2.854015292838108]</text:p>
          </table:table-cell>
          <table:table-cell office:value-type="string" calcext:value-type="string">
            <text:p>[-64.46695681434691, -5.971646673068243, -4.0698501037683465, -2.8702983553295036]</text:p>
          </table:table-cell>
          <table:table-cell office:value-type="string" calcext:value-type="string">
            <text:p>[-67.3562889445418, -7.59936920069193, -6.004566624549379, -3.23472643443965]</text:p>
          </table:table-cell>
          <table:table-cell office:value-type="string" calcext:value-type="string">
            <text:p>[-60.92930191821133, -6.815859247119249, -5.510402387277691, -3.633323299787228]</text:p>
          </table:table-cell>
          <table:table-cell office:value-type="string" calcext:value-type="string">
            <text:p>[-93.62591341668511, -7.327786976073858, -3.678954972810655, -2.629559020683514]</text:p>
          </table:table-cell>
          <table:table-cell office:value-type="string" calcext:value-type="string">
            <text:p>[-95.83499501561386, -8.300214539965346, -5.873731360195267, -4.069131689517103]</text:p>
          </table:table-cell>
          <table:table-cell office:value-type="string" calcext:value-type="string">
            <text:p>[-49.683933703598896, -6.455153229976962, -4.417180895849593, -3.2003054192915936]</text:p>
          </table:table-cell>
          <table:table-cell office:value-type="string" calcext:value-type="string">
            <text:p>[-97.28993061037676, -7.788810298691895, -3.413835426872236, -2.2762788411848422]</text:p>
          </table:table-cell>
          <table:table-cell office:value-type="string" calcext:value-type="string">
            <text:p>[-24.80577776199273, -6.248760507443518, -4.718386359923588, -3.1463341791651223]</text:p>
          </table:table-cell>
          <table:table-cell office:value-type="string" calcext:value-type="string">
            <text:p>[-74.45740064422488, -6.614102434810865, -4.609093980252821, -3.094701490756857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mse_per_horizo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2560633244763457, 0.47942097845299925, 0.5515149726173005, 0.6494686401903376]</text:p>
          </table:table-cell>
          <table:table-cell office:value-type="string" calcext:value-type="string">
            <text:p>[0.25779572533909945, 0.4800942248879702, 0.5530906766786923, 0.6461321023113206]</text:p>
          </table:table-cell>
          <table:table-cell office:value-type="string" calcext:value-type="string">
            <text:p>[0.29823729422372447, 0.4846908600075535, 0.5535987768208674, 0.646989165964954]</text:p>
          </table:table-cell>
          <table:table-cell office:value-type="string" calcext:value-type="string">
            <text:p>[0.25595397265627584, 0.48246003757501704, 0.5528887719811987, 0.6498959545064961]</text:p>
          </table:table-cell>
          <table:table-cell office:value-type="string" calcext:value-type="string">
            <text:p>[0.2569306876752818, 0.47965927152752813, 0.5526464687879152, 0.6487487512479185]</text:p>
          </table:table-cell>
          <table:table-cell office:value-type="string" calcext:value-type="string">
            <text:p>[0.29823729422372447, 0.4846908600075535, 0.5535987768208674, 0.646989165964954]</text:p>
          </table:table-cell>
          <table:table-cell office:value-type="string" calcext:value-type="string">
            <text:p>[0.25910839640066086, 0.48421719752305753, 0.558514225906332, 0.6522872216608584]</text:p>
          </table:table-cell>
          <table:table-cell office:value-type="string" calcext:value-type="string">
            <text:p>[0.26461691630076656, 0.48355828223352887, 0.5603354449482784, 0.6623853435974805]</text:p>
          </table:table-cell>
          <table:table-cell office:value-type="string" calcext:value-type="string">
            <text:p>[0.28923121384730344, 0.4851208968752519, 0.5524436191483072, 0.648540525741195]</text:p>
          </table:table-cell>
          <table:table-cell office:value-type="string" calcext:value-type="string">
            <text:p>[0.2577984466754108, 0.48038249448203013, 0.5544272523601608, 0.6489256441114067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0.2571110106204787, 0.48030548212375945, 0.5546419978258835, 0.6532065426734038]</text:p>
          </table:table-cell>
          <table:table-cell office:value-type="string" calcext:value-type="string">
            <text:p>[0.2905796734665859, 0.48539090199231766, 0.5531013558698487, 0.6546662351564071]</text:p>
          </table:table-cell>
          <table:table-cell office:value-type="string" calcext:value-type="string">
            <text:p>[0.26384249621139416, 0.48541198150553255, 0.5641744879459875, 0.6613664620048406]</text:p>
          </table:table-cell>
          <table:table-cell office:value-type="string" calcext:value-type="string">
            <text:p>[0.2575568968430195, 0.48114807906694435, 0.551397419155828, 0.6480966005539168]</text:p>
          </table:table-cell>
          <table:table-cell office:value-type="string" calcext:value-type="string">
            <text:p>[0.25925668688406617, 0.4804032390016442, 0.5544768273242683, 0.6486798776888504]</text:p>
          </table:table-cell>
          <table:table-cell office:value-type="string" calcext:value-type="string">
            <text:p>[0.26256105821226855, 0.48039461403853634, 0.5572617384185675, 0.6549267379117578]</text:p>
          </table:table-cell>
          <table:table-cell office:value-type="string" calcext:value-type="string">
            <text:p>[0.29787834144791514, 0.48454534304343394, 0.5534881423163385, 0.6468655143981844]</text:p>
          </table:table-cell>
          <table:table-cell office:value-type="string" calcext:value-type="string">
            <text:p>[0.26282819706983507, 0.48910354796301736, 0.568555717952025, 0.670900957205973]</text:p>
          </table:table-cell>
          <table:table-cell office:value-type="string" calcext:value-type="string">
            <text:p>[0.25965138739557964, 0.4815719826920895, 0.5500072878585321, 0.6449698046347444]</text:p>
          </table:table-cell>
          <table:table-cell office:value-type="string" calcext:value-type="string">
            <text:p>[0.25691743882490736, 0.48005607362676256, 0.5539138121773024, 0.6545435800590123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0.2979026261289529, 0.484637058002389, 0.5550467452734679, 0.650485727963035]</text:p>
          </table:table-cell>
          <table:table-cell office:value-type="string" calcext:value-type="string">
            <text:p>[0.2696089765054533, 0.48025295728216566, 0.5549419773159402, 0.6533623660597387]</text:p>
          </table:table-cell>
          <table:table-cell office:value-type="string" calcext:value-type="string">
            <text:p>[0.25691743882490736, 0.48005607362676256, 0.5539138121773024, 0.6545435800590123]</text:p>
          </table:table-cell>
          <table:table-cell office:value-type="string" calcext:value-type="string">
            <text:p>[0.2579026882306844, 0.48416514050407916, 0.5583492152347597, 0.6580405689318749]</text:p>
          </table:table-cell>
          <table:table-cell office:value-type="string" calcext:value-type="string">
            <text:p>[0.26155676347611284, 0.48367418669755247, 0.5636097046532433, 0.6652732661492251]</text:p>
          </table:table-cell>
          <table:table-cell office:value-type="string" calcext:value-type="string">
            <text:p>[0.2582023468851162, 0.48148489344548795, 0.5572801578145464, 0.6558755646291465]</text:p>
          </table:table-cell>
          <table:table-cell office:value-type="string" calcext:value-type="string">
            <text:p>[0.3127628195190987, 0.48555267460284657, 0.5581895403516625, 0.653931250275245]</text:p>
          </table:table-cell>
          <table:table-cell office:value-type="string" calcext:value-type="string">
            <text:p>[0.3125506074226353, 0.48850413797135284, 0.5596518201442338, 0.6558189057964616]</text:p>
          </table:table-cell>
          <table:table-cell office:value-type="string" calcext:value-type="string">
            <text:p>[0.30182807476956636, 0.49103268495318186, 0.5690038216178408, 0.663735085111383]</text:p>
          </table:table-cell>
          <table:table-cell office:value-type="string" calcext:value-type="string">
            <text:p>[0.26468975099935754, 0.48944671228519426, 0.568475927551092, 0.670381311098847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0.2679204284255835, 0.4823855179677417, 0.560595885332452, 0.6737735721793846]</text:p>
          </table:table-cell>
          <table:table-cell office:value-type="string" calcext:value-type="string">
            <text:p>[0.30268570438277387, 0.48985628701266737, 0.5636145090600108, 0.6746012619041833]</text:p>
          </table:table-cell>
          <table:table-cell office:value-type="string" calcext:value-type="string">
            <text:p>[0.29061625716751055, 0.4942341347450824, 0.569849665656939, 0.6724400191873598]</text:p>
          </table:table-cell>
          <table:table-cell office:value-type="string" calcext:value-type="string">
            <text:p>[0.2590042958699855, 0.48882497415654574, 0.5713046491410058, 0.673218729535329]</text:p>
          </table:table-cell>
          <table:table-cell office:value-type="string" calcext:value-type="string">
            <text:p>[0.29819192263030825, 0.4869390047090087, 0.5575405210562129, 0.6542554844890016]</text:p>
          </table:table-cell>
          <table:table-cell office:value-type="string" calcext:value-type="string">
            <text:p>[0.2899758632808175, 0.4867429710338215, 0.5549244722029648, 0.6505267158377324]</text:p>
          </table:table-cell>
          <table:table-cell office:value-type="string" calcext:value-type="string">
            <text:p>[0.258722131490482, 0.4807823916914011, 0.5496043729935332, 0.643419827932023]</text:p>
          </table:table-cell>
          <table:table-cell office:value-type="string" calcext:value-type="string">
            <text:p>[0.2967035573236338, 0.48583014898813176, 0.55661286121651, 0.653770357824621]</text:p>
          </table:table-cell>
          <table:table-cell office:value-type="string" calcext:value-type="string">
            <text:p>[0.2936424407405323, 0.4876624894031688, 0.5590404169678204, 0.6577738662788136]</text:p>
          </table:table-cell>
          <table:table-cell office:value-type="string" calcext:value-type="string">
            <text:p>[0.26155886871318, 0.48668521823907185, 0.5666642127957003, 0.6688065988170501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0.3047310059351626, 0.48613748294497455, 0.5598947170476508, 0.6574217217642598]</text:p>
          </table:table-cell>
          <table:table-cell office:value-type="string" calcext:value-type="string">
            <text:p>[0.3218416361472845, 0.49959847419662995, 0.576761138331686, 0.6732554287577294]</text:p>
          </table:table-cell>
          <table:table-cell office:value-type="string" calcext:value-type="string">
            <text:p>[0.2699742591167207, 0.4852589249249223, 0.5570205688263257, 0.6518440684350462]</text:p>
          </table:table-cell>
          <table:table-cell office:value-type="string" calcext:value-type="string">
            <text:p>[0.2691786711338765, 0.48457446249430086, 0.5590462382063144, 0.6595910652203437]</text:p>
          </table:table-cell>
          <table:table-cell office:value-type="string" calcext:value-type="string">
            <text:p>[0.263315031991368, 0.4807366535041391, 0.5574630450746798, 0.6573338347299671]</text:p>
          </table:table-cell>
          <table:table-cell office:value-type="string" calcext:value-type="string">
            <text:p>[0.26101305258304897, 0.4947016048403785, 0.5787568872812009, 0.6785017660258863]</text:p>
          </table:table-cell>
          <table:table-cell office:value-type="string" calcext:value-type="string">
            <text:p>[0.26700020400436764, 0.48285411433480857, 0.5510568742729, 0.6476489085052978]</text:p>
          </table:table-cell>
          <table:table-cell office:value-type="string" calcext:value-type="string">
            <text:p>[0.25814700294125953, 0.48560623625018984, 0.5612522323286261, 0.6615327008563792]</text:p>
          </table:table-cell>
          <table:table-cell office:value-type="string" calcext:value-type="string">
            <text:p>[0.30128295484922407, 0.4855037755338814, 0.5530179262523301, 0.6485213012012798]</text:p>
          </table:table-cell>
          <table:table-cell office:value-type="string" calcext:value-type="string">
            <text:p>[0.3116808695412885, 0.49137499987628436, 0.5682214846284372, 0.6693763827950713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0.2658604303072716, 0.4863488766872894, 0.5544956022600396, 0.6538622308410891]</text:p>
          </table:table-cell>
          <table:table-cell office:value-type="string" calcext:value-type="string">
            <text:p>[0.29051836800314873, 0.4974835082655551, 0.5794552098200548, 0.6848355095951911]</text:p>
          </table:table-cell>
          <table:table-cell office:value-type="string" calcext:value-type="string">
            <text:p>[0.28866086236432903, 0.4826809846356367, 0.554496605930663, 0.6558132503775693]</text:p>
          </table:table-cell>
          <table:table-cell office:value-type="string" calcext:value-type="string">
            <text:p>[0.29084352192822216, 0.48962745469464336, 0.5541366064512037, 0.6548315067268968]</text:p>
          </table:table-cell>
          <table:table-cell office:value-type="string" calcext:value-type="string">
            <text:p>[0.27460981697872294, 0.49328648590529794, 0.5746090491237978, 0.6759899503136905]</text:p>
          </table:table-cell>
          <table:table-cell office:value-type="string" calcext:value-type="string">
            <text:p>[0.26347600967006957, 0.48738974500684157, 0.5574320486306007, 0.653608883390784]</text:p>
          </table:table-cell>
          <table:table-cell office:value-type="string" calcext:value-type="string">
            <text:p>[0.2684301977692871, 0.4847802831494583, 0.5572256436054022, 0.6556931208074033]</text:p>
          </table:table-cell>
          <table:table-cell office:value-type="string" calcext:value-type="string">
            <text:p>[0.2994648162020943, 0.4894302844556956, 0.5711968472783756, 0.6782297629916118]</text:p>
          </table:table-cell>
          <table:table-cell office:value-type="string" calcext:value-type="string">
            <text:p>[0.276944388168637, 0.49071960064135284, 0.5645143795543941, 0.6633579724132898]</text:p>
          </table:table-cell>
          <table:table-cell office:value-type="string" calcext:value-type="string">
            <text:p>[0.324489300366083, 0.4965123682221746, 0.5810387304351162, 0.6836812547654391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0.42350909336991527, 0.49895578857019707, 0.5734789004038373, 0.6875065713811362]</text:p>
          </table:table-cell>
          <table:table-cell office:value-type="string" calcext:value-type="string">
            <text:p>[0.31614770375755935, 0.5000270071973795, 0.5789832104661452, 0.6851389734974248]</text:p>
          </table:table-cell>
          <table:table-cell office:value-type="string" calcext:value-type="string">
            <text:p>[0.3062768266775801, 0.4910050792004984, 0.5723523889027529, 0.6823026836945295]</text:p>
          </table:table-cell>
          <table:table-cell office:value-type="string" calcext:value-type="string">
            <text:p>[0.3213185769917172, 0.4947583661452622, 0.5661657764754098, 0.6620321708573343]</text:p>
          </table:table-cell>
          <table:table-cell office:value-type="string" calcext:value-type="string">
            <text:p>[0.3267715645956446, 0.49496625892747487, 0.5731684090464594, 0.6651757078979367]</text:p>
          </table:table-cell>
          <table:table-cell office:value-type="string" calcext:value-type="string">
            <text:p>[0.36303585173995867, 0.49457877353302265, 0.5628107660002909, 0.6628445671914933]</text:p>
          </table:table-cell>
          <table:table-cell office:value-type="string" calcext:value-type="string">
            <text:p>[0.317545152524834, 0.5003196711547635, 0.5879884107221263, 0.6898360820449654]</text:p>
          </table:table-cell>
          <table:table-cell office:value-type="string" calcext:value-type="string">
            <text:p>[0.26026695999955163, 0.4822563509735365, 0.5570304616746162, 0.652968656433539]</text:p>
          </table:table-cell>
          <table:table-cell office:value-type="string" calcext:value-type="string">
            <text:p>[0.3244085994804938, 0.5069395305558241, 0.5913486276928893, 0.6948901841059973]</text:p>
          </table:table-cell>
          <table:table-cell office:value-type="string" calcext:value-type="string">
            <text:p>[0.2635420719852274, 0.4844269965181609, 0.5599060871296406, 0.6609025637082125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0.30119239056790875, 0.48672632551663025, 0.5545382902163503, 0.6530281826255268]</text:p>
          </table:table-cell>
          <table:table-cell office:value-type="string" calcext:value-type="string">
            <text:p>[0.2657273566333504, 0.4858351840582374, 0.5731908848257282, 0.6857811502700794]</text:p>
          </table:table-cell>
          <table:table-cell office:value-type="string" calcext:value-type="string">
            <text:p>[0.29027795728600225, 0.485192182427415, 0.5673695271677978, 0.674891349598457]</text:p>
          </table:table-cell>
          <table:table-cell office:value-type="string" calcext:value-type="string">
            <text:p>[0.32965239806137614, 0.49066611126921167, 0.5672541987154515, 0.6674234705552147]</text:p>
          </table:table-cell>
          <table:table-cell office:value-type="string" calcext:value-type="string">
            <text:p>[0.30605938352208456, 0.49131674472187237, 0.5678949630775572, 0.667292252744168]</text:p>
          </table:table-cell>
          <table:table-cell office:value-type="string" calcext:value-type="string">
            <text:p>[0.3843155559616925, 0.5026836915232205, 0.5787095321318171, 0.6795451068838189]</text:p>
          </table:table-cell>
          <table:table-cell office:value-type="string" calcext:value-type="string">
            <text:p>[0.328242975113356, 0.4920610109119817, 0.573189305097552, 0.6831309882905066]</text:p>
          </table:table-cell>
          <table:table-cell office:value-type="string" calcext:value-type="string">
            <text:p>[0.3502194358198095, 0.49615300904942344, 0.5721514361990017, 0.6690533056421188]</text:p>
          </table:table-cell>
          <table:table-cell office:value-type="string" calcext:value-type="string">
            <text:p>[0.36750894066204637, 0.4963479260943708, 0.5710309830020758, 0.6836229443724215]</text:p>
          </table:table-cell>
          <table:table-cell office:value-type="string" calcext:value-type="string">
            <text:p>[0.32026558478243744, 0.4879110571125728, 0.5607292297354307, 0.6538828313782497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0.3463906750348117, 0.4928128563100702, 0.5746847347739833, 0.6829869022210473]</text:p>
          </table:table-cell>
          <table:table-cell office:value-type="string" calcext:value-type="string">
            <text:p>[0.33987791668577927, 0.5008087246761251, 0.5741553593811916, 0.666517611285261]</text:p>
          </table:table-cell>
          <table:table-cell office:value-type="string" calcext:value-type="string">
            <text:p>[0.29845253896802465, 0.4895862841706443, 0.5584594809596498, 0.6624477896853522]</text:p>
          </table:table-cell>
          <table:table-cell office:value-type="string" calcext:value-type="string">
            <text:p>[0.30388622346657185, 0.4844444580375043, 0.5554013484502922, 0.6555461677055364]</text:p>
          </table:table-cell>
          <table:table-cell office:value-type="string" calcext:value-type="string">
            <text:p>[0.3849396747213563, 0.5047255832529648, 0.5755129366453682, 0.6656046705829125]</text:p>
          </table:table-cell>
          <table:table-cell office:value-type="string" calcext:value-type="string">
            <text:p>[0.32172320214321937, 0.49194145335599565, 0.5708701218163057, 0.6772218875807444]</text:p>
          </table:table-cell>
          <table:table-cell office:value-type="string" calcext:value-type="string">
            <text:p>[0.3386373342607288, 0.49534891742095, 0.5791774096052517, 0.6863900442295698]</text:p>
          </table:table-cell>
          <table:table-cell office:value-type="string" calcext:value-type="string">
            <text:p>[0.34926426386914267, 0.5000143675253366, 0.5801566608883428, 0.6850627851561477]</text:p>
          </table:table-cell>
          <table:table-cell office:value-type="string" calcext:value-type="string">
            <text:p>[0.3049244885808538, 0.4860808170285869, 0.5598068689832825, 0.6596666285166709]</text:p>
          </table:table-cell>
          <table:table-cell office:value-type="string" calcext:value-type="string">
            <text:p>[0.3650016674169703, 0.5074078069196615, 0.5858515357918469, 0.6864353407149572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0.3435109952421264, 0.5058153754819845, 0.5912894529793602, 0.6970082016376814]</text:p>
          </table:table-cell>
          <table:table-cell office:value-type="string" calcext:value-type="string">
            <text:p>[0.34460748262106455, 0.49724462366976685, 0.5708652661180986, 0.6699431321009335]</text:p>
          </table:table-cell>
          <table:table-cell office:value-type="string" calcext:value-type="string">
            <text:p>[0.3536441579346084, 0.49263433328301565, 0.5635354899633256, 0.6558568500512487]</text:p>
          </table:table-cell>
          <table:table-cell office:value-type="string" calcext:value-type="string">
            <text:p>[0.311131242935865, 0.48586386552680333, 0.5578210130816696, 0.657876492602246]</text:p>
          </table:table-cell>
          <table:table-cell office:value-type="string" calcext:value-type="string">
            <text:p>[0.302968046409612, 0.49618081727104313, 0.5819648204294348, 0.6888284943710398]</text:p>
          </table:table-cell>
          <table:table-cell office:value-type="string" calcext:value-type="string">
            <text:p>[0.3058332716191875, 0.49101428648225, 0.5624325985853474, 0.6603347612037788]</text:p>
          </table:table-cell>
          <table:table-cell office:value-type="string" calcext:value-type="string">
            <text:p>[0.35790093445813337, 0.496211286223981, 0.5717218991036684, 0.6641985458465167]</text:p>
          </table:table-cell>
          <table:table-cell office:value-type="string" calcext:value-type="string">
            <text:p>[0.4289750841791757, 0.5024608272502676, 0.5698896015693131, 0.6671723502408186]</text:p>
          </table:table-cell>
          <table:table-cell office:value-type="string" calcext:value-type="string">
            <text:p>[0.3164161151839836, 0.49250246145058946, 0.5695247254422106, 0.6683581920270689]</text:p>
          </table:table-cell>
          <table:table-cell office:value-type="string" calcext:value-type="string">
            <text:p>[0.30670352712383164, 0.4842166557835892, 0.5539598220614752, 0.6653241728565179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0.3379617946974014, 0.49209167586780256, 0.5648361280732054, 0.6581966228794234]</text:p>
          </table:table-cell>
          <table:table-cell office:value-type="string" calcext:value-type="string">
            <text:p>[0.3275018931400536, 0.4953921002075651, 0.565973651836394, 0.6579286753228022]</text:p>
          </table:table-cell>
          <table:table-cell office:value-type="string" calcext:value-type="string">
            <text:p>[0.47659091533637377, 0.5073757264201166, 0.5710972732224425, 0.6642500379373099]</text:p>
          </table:table-cell>
          <table:table-cell office:value-type="string" calcext:value-type="string">
            <text:p>[0.3536435551719961, 0.49939078433363987, 0.5839950950723289, 0.6970563800802647]</text:p>
          </table:table-cell>
          <table:table-cell office:value-type="string" calcext:value-type="string">
            <text:p>[0.35272400761284856, 0.49310822017447825, 0.5638356911356546, 0.6613778978720398]</text:p>
          </table:table-cell>
          <table:table-cell office:value-type="string" calcext:value-type="string">
            <text:p>[0.4216475084387342, 0.49826575037827686, 0.5684600620589257, 0.6657039438171828]</text:p>
          </table:table-cell>
          <table:table-cell office:value-type="string" calcext:value-type="string">
            <text:p>[0.40687264521303934, 0.5014523938008065, 0.5714837815193357, 0.66466649214833]</text:p>
          </table:table-cell>
          <table:table-cell office:value-type="string" calcext:value-type="string">
            <text:p>[0.3242655609157688, 0.505066451435032, 0.5946957769867474, 0.7072739337692217]</text:p>
          </table:table-cell>
          <table:table-cell office:value-type="string" calcext:value-type="string">
            <text:p>[0.2991818340280769, 0.5008962379871743, 0.5948057279695101, 0.7068416641474401]</text:p>
          </table:table-cell>
          <table:table-cell office:value-type="string" calcext:value-type="string">
            <text:p>[0.30186650261978104, 0.48969440025080946, 0.5638578083574213, 0.6607081066019278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0.36068690065942766, 0.5233749082327115, 0.6168025190649369, 0.7320894217245183]</text:p>
          </table:table-cell>
          <table:table-cell office:value-type="string" calcext:value-type="string">
            <text:p>[0.265487261310208, 0.4955977387939339, 0.5743412610906008, 0.6739872469332799]</text:p>
          </table:table-cell>
          <table:table-cell office:value-type="string" calcext:value-type="string">
            <text:p>[0.37895860546756055, 0.5013900476276183, 0.5712413507989408, 0.6632446930400051]</text:p>
          </table:table-cell>
          <table:table-cell office:value-type="string" calcext:value-type="string">
            <text:p>[0.4598842061028148, 0.5169899840973875, 0.5892514739872597, 0.6843582738252549]</text:p>
          </table:table-cell>
          <table:table-cell office:value-type="string" calcext:value-type="string">
            <text:p>[0.3297045838854769, 0.4886751528244561, 0.5617908240052687, 0.6582069996115263]</text:p>
          </table:table-cell>
          <table:table-cell office:value-type="string" calcext:value-type="string">
            <text:p>[0.2627236678182731, 0.48772971899726403, 0.5605750552030448, 0.6598518085960553]</text:p>
          </table:table-cell>
          <table:table-cell office:value-type="string" calcext:value-type="string">
            <text:p>[0.3254052940302492, 0.4943628951015379, 0.5624433563314418, 0.6549078943322837]</text:p>
          </table:table-cell>
          <table:table-cell office:value-type="string" calcext:value-type="string">
            <text:p>[0.4323085160488569, 0.5038222563712661, 0.573720322870196, 0.667947242104996]</text:p>
          </table:table-cell>
          <table:table-cell office:value-type="string" calcext:value-type="string">
            <text:p>[0.3442858678523536, 0.49114208372765206, 0.5659588227520351, 0.6694938617959242]</text:p>
          </table:table-cell>
          <table:table-cell office:value-type="string" calcext:value-type="string">
            <text:p>[0.31734373500418367, 0.4928060318614981, 0.5657511656651972, 0.6644781303673452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0.3370729196095878, 0.4858969299209336, 0.557303549130197, 0.6594974571012441]</text:p>
          </table:table-cell>
          <table:table-cell office:value-type="string" calcext:value-type="string">
            <text:p>[0.40128687061256263, 0.49392013246566757, 0.5651169076570564, 0.6631380032347385]</text:p>
          </table:table-cell>
          <table:table-cell office:value-type="string" calcext:value-type="string">
            <text:p>[0.35133219144254774, 0.48962511483158705, 0.5626813629383739, 0.6604279848971158]</text:p>
          </table:table-cell>
          <table:table-cell office:value-type="string" calcext:value-type="string">
            <text:p>[0.34348390493402847, 0.49517279427362315, 0.5633879523198072, 0.6594763587228645]</text:p>
          </table:table-cell>
          <table:table-cell office:value-type="string" calcext:value-type="string">
            <text:p>[0.3742641268687045, 0.500447988293644, 0.5725244027891587, 0.6687129715070069]</text:p>
          </table:table-cell>
          <table:table-cell office:value-type="string" calcext:value-type="string">
            <text:p>[0.3664281783017046, 0.5000493931552271, 0.5778404990839658, 0.6729246297785969]</text:p>
          </table:table-cell>
          <table:table-cell office:value-type="string" calcext:value-type="string">
            <text:p>[0.3890927311200982, 0.493742049477188, 0.5632916834125434, 0.6594025160937065]</text:p>
          </table:table-cell>
          <table:table-cell office:value-type="string" calcext:value-type="string">
            <text:p>[0.33991366095590697, 0.4976763273742318, 0.5660382544510186, 0.6579202514556275]</text:p>
          </table:table-cell>
          <table:table-cell office:value-type="string" calcext:value-type="string">
            <text:p>[0.3387770187214606, 0.5022582297656715, 0.5743219410061475, 0.6710785371863531]</text:p>
          </table:table-cell>
          <table:table-cell office:value-type="string" calcext:value-type="string">
            <text:p>[0.3505914926590162, 0.4921579742056274, 0.5630517124866727, 0.6588260577046819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0.45350296768773946, 0.5053617838517899, 0.573862088942109, 0.6670636795282001]</text:p>
          </table:table-cell>
          <table:table-cell office:value-type="string" calcext:value-type="string">
            <text:p>[0.49218371428084057, 0.5096506779096025, 0.5722771400549047, 0.6639281506747987]</text:p>
          </table:table-cell>
          <table:table-cell office:value-type="string" calcext:value-type="string">
            <text:p>[0.2824705476236386, 0.5055242469262698, 0.5719765816502765, 0.6640364764055813]</text:p>
          </table:table-cell>
          <table:table-cell office:value-type="string" calcext:value-type="string">
            <text:p>[0.4660074836924082, 0.528774415959271, 0.6113292408933106, 0.7180093646119385]</text:p>
          </table:table-cell>
          <table:table-cell office:value-type="string" calcext:value-type="string">
            <text:p>[0.4761292011880456, 0.5116800662419023, 0.5865561944091449, 0.6864525749038527]</text:p>
          </table:table-cell>
          <table:table-cell office:value-type="string" calcext:value-type="string">
            <text:p>[0.4345767172782745, 0.5216307495226193, 0.6025553645192755, 0.7042186729465474]</text:p>
          </table:table-cell>
          <table:table-cell office:value-type="string" calcext:value-type="string">
            <text:p>[0.3118039108861038, 0.49308300302635355, 0.5612917302975158, 0.6572603692382363]</text:p>
          </table:table-cell>
          <table:table-cell office:value-type="string" calcext:value-type="string">
            <text:p>[0.4531001674910564, 0.5413273882374279, 0.6304209271490282, 0.740602364649644]</text:p>
          </table:table-cell>
          <table:table-cell office:value-type="string" calcext:value-type="string">
            <text:p>[0.350878177811046, 0.4979268418661754, 0.5677269408153469, 0.6658088735441013]</text:p>
          </table:table-cell>
          <table:table-cell office:value-type="string" calcext:value-type="string">
            <text:p>[0.33447174987217027, 0.4942778495902747, 0.565231990778194, 0.6590012147768318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0.38803201411525784, 0.5034413610790508, 0.5751854308297712, 0.6684240763871564]</text:p>
          </table:table-cell>
          <table:table-cell office:value-type="string" calcext:value-type="string">
            <text:p>[0.3259827126103931, 0.5028159723396705, 0.5773412429303033, 0.6674271310148538]</text:p>
          </table:table-cell>
          <table:table-cell office:value-type="string" calcext:value-type="string">
            <text:p>[0.4467776120553613, 0.5030384915001248, 0.5719928944184995, 0.6696120350963327]</text:p>
          </table:table-cell>
          <table:table-cell office:value-type="string" calcext:value-type="string">
            <text:p>[0.42560935998963695, 0.5043811041034993, 0.5711179756594377, 0.6619799660179715]</text:p>
          </table:table-cell>
          <table:table-cell office:value-type="string" calcext:value-type="string">
            <text:p>[0.3338927917076608, 0.49570015284162583, 0.565936131960577, 0.6593946711406885]</text:p>
          </table:table-cell>
          <table:table-cell office:value-type="string" calcext:value-type="string">
            <text:p>[0.4319153511405051, 0.5086235155971167, 0.5934953146221856, 0.703732609957734]</text:p>
          </table:table-cell>
          <table:table-cell office:value-type="string" calcext:value-type="string">
            <text:p>[0.36044438636217796, 0.4942985940440547, 0.5637756250798883, 0.6553979737615725]</text:p>
          </table:table-cell>
          <table:table-cell office:value-type="string" calcext:value-type="string">
            <text:p>[0.3338927917076608, 0.49570015284162583, 0.565936131960577, 0.6593946711406885]</text:p>
          </table:table-cell>
          <table:table-cell office:value-type="string" calcext:value-type="string">
            <text:p>[0.5024216038222903, 0.525065718839373, 0.5985507731704018, 0.6922363655491063]</text:p>
          </table:table-cell>
          <table:table-cell office:value-type="string" calcext:value-type="string">
            <text:p>[0.35165349800910667, 0.4938337025910741, 0.5608285894996665, 0.6567125738960843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0.49529618693449246, 0.5103601535164722, 0.57323899812226, 0.6636149068811975]</text:p>
          </table:table-cell>
          <table:table-cell office:value-type="string" calcext:value-type="string">
            <text:p>[0.46516556738649406, 0.5091294184754976, 0.5735637726663992, 0.6636661992200584]</text:p>
          </table:table-cell>
          <table:table-cell office:value-type="string" calcext:value-type="string">
            <text:p>[0.4550482537461633, 0.5176281745491146, 0.5838276203037563, 0.6659203726175763]</text:p>
          </table:table-cell>
          <table:table-cell office:value-type="string" calcext:value-type="string">
            <text:p>[0.4581621068748753, 0.513276886640176, 0.5808480346494094, 0.6682553643550057]</text:p>
          </table:table-cell>
          <table:table-cell office:value-type="string" calcext:value-type="string">
            <text:p>[0.5337086007125281, 0.5163535176611905, 0.570128041783527, 0.6619122368756064]</text:p>
          </table:table-cell>
          <table:table-cell office:value-type="string" calcext:value-type="string">
            <text:p>[0.5225440444867967, 0.5195094789764098, 0.583125954712015, 0.6717759024624567]</text:p>
          </table:table-cell>
          <table:table-cell office:value-type="string" calcext:value-type="string">
            <text:p>[0.4539440812074961, 0.5126360989701003, 0.5755906281902246, 0.6660776241646645]</text:p>
          </table:table-cell>
          <table:table-cell office:value-type="string" calcext:value-type="string">
            <text:p>[0.5402130565945499, 0.5182669986758344, 0.5686265078275883, 0.6595060049753829]</text:p>
          </table:table-cell>
          <table:table-cell office:value-type="string" calcext:value-type="string">
            <text:p>[0.36999125616060385, 0.5119135754471208, 0.5768944286541219, 0.6655848213937475]</text:p>
          </table:table-cell>
          <table:table-cell office:value-type="string" calcext:value-type="string">
            <text:p>[0.4828310068482425, 0.5123262516634961, 0.5766153052193244, 0.6651254847771373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luded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'dh08']</text:p>
          </table:table-cell>
          <table:table-cell office:value-type="string" calcext:value-type="string">
            <text:p>['dh05']</text:p>
          </table:table-cell>
          <table:table-cell office:value-type="string" calcext:value-type="string">
            <text:p>['ap07']</text:p>
          </table:table-cell>
          <table:table-cell office:value-type="string" calcext:value-type="string">
            <text:p>['ap06']</text:p>
          </table:table-cell>
          <table:table-cell office:value-type="string" calcext:value-type="string">
            <text:p>['dh06']</text:p>
          </table:table-cell>
          <table:table-cell office:value-type="string" calcext:value-type="string">
            <text:p>['ap07']</text:p>
          </table:table-cell>
          <table:table-cell office:value-type="string" calcext:value-type="string">
            <text:p>['dh03']</text:p>
          </table:table-cell>
          <table:table-cell office:value-type="string" calcext:value-type="string">
            <text:p>['dh11']</text:p>
          </table:table-cell>
          <table:table-cell office:value-type="string" calcext:value-type="string">
            <text:p>['ap04']</text:p>
          </table:table-cell>
          <table:table-cell office:value-type="string" calcext:value-type="string">
            <text:p>['dh01'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'dh01', 'dh08']</text:p>
          </table:table-cell>
          <table:table-cell office:value-type="string" calcext:value-type="string">
            <text:p>['ap04', 'dh08']</text:p>
          </table:table-cell>
          <table:table-cell office:value-type="string" calcext:value-type="string">
            <text:p>['ap05', 'dh03']</text:p>
          </table:table-cell>
          <table:table-cell office:value-type="string" calcext:value-type="string">
            <text:p>['dh06', 'dh07']</text:p>
          </table:table-cell>
          <table:table-cell office:value-type="string" calcext:value-type="string">
            <text:p>['ap01', 'dh01']</text:p>
          </table:table-cell>
          <table:table-cell office:value-type="string" calcext:value-type="string">
            <text:p>['ap05', 'dh01']</text:p>
          </table:table-cell>
          <table:table-cell office:value-type="string" calcext:value-type="string">
            <text:p>['ap01', 'ap07']</text:p>
          </table:table-cell>
          <table:table-cell office:value-type="string" calcext:value-type="string">
            <text:p>['dh09', 'dh10']</text:p>
          </table:table-cell>
          <table:table-cell office:value-type="string" calcext:value-type="string">
            <text:p>['ap01', 'dh07']</text:p>
          </table:table-cell>
          <table:table-cell office:value-type="string" calcext:value-type="string">
            <text:p>['dh08', 'dh09'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'ap07', 'dh04', 'dh06']</text:p>
          </table:table-cell>
          <table:table-cell office:value-type="string" calcext:value-type="string">
            <text:p>['ap03', 'dh01', 'dh08']</text:p>
          </table:table-cell>
          <table:table-cell office:value-type="string" calcext:value-type="string">
            <text:p>['dh04', 'dh08', 'dh09']</text:p>
          </table:table-cell>
          <table:table-cell office:value-type="string" calcext:value-type="string">
            <text:p>['ap06', 'dh02', 'dh08']</text:p>
          </table:table-cell>
          <table:table-cell office:value-type="string" calcext:value-type="string">
            <text:p>['dh02', 'dh08', 'dh11']</text:p>
          </table:table-cell>
          <table:table-cell office:value-type="string" calcext:value-type="string">
            <text:p>['dh06', 'dh07', 'dh09']</text:p>
          </table:table-cell>
          <table:table-cell office:value-type="string" calcext:value-type="string">
            <text:p>['ap07', 'dh01', 'dh06']</text:p>
          </table:table-cell>
          <table:table-cell office:value-type="string" calcext:value-type="string">
            <text:p>['ap06', 'ap07', 'dh01']</text:p>
          </table:table-cell>
          <table:table-cell office:value-type="string" calcext:value-type="string">
            <text:p>['ap05', 'ap07', 'dh03']</text:p>
          </table:table-cell>
          <table:table-cell office:value-type="string" calcext:value-type="string">
            <text:p>['ap01', 'dh09', 'dh10'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'ap05', 'dh04', 'dh06', 'dh11']</text:p>
          </table:table-cell>
          <table:table-cell office:value-type="string" calcext:value-type="string">
            <text:p>['ap04', 'ap05', 'dh04', 'dh11']</text:p>
          </table:table-cell>
          <table:table-cell office:value-type="string" calcext:value-type="string">
            <text:p>['ap01', 'ap04', 'dh09', 'dh10']</text:p>
          </table:table-cell>
          <table:table-cell office:value-type="string" calcext:value-type="string">
            <text:p>['dh03', 'dh06', 'dh07', 'dh09']</text:p>
          </table:table-cell>
          <table:table-cell office:value-type="string" calcext:value-type="string">
            <text:p>['ap04', 'ap05', 'dh03', 'dh07']</text:p>
          </table:table-cell>
          <table:table-cell office:value-type="string" calcext:value-type="string">
            <text:p>['ap04', 'dh02', 'dh04', 'dh07']</text:p>
          </table:table-cell>
          <table:table-cell office:value-type="string" calcext:value-type="string">
            <text:p>['ap01', 'dh04', 'dh05', 'dh07']</text:p>
          </table:table-cell>
          <table:table-cell office:value-type="string" calcext:value-type="string">
            <text:p>['ap03', 'ap05', 'dh07', 'dh10']</text:p>
          </table:table-cell>
          <table:table-cell office:value-type="string" calcext:value-type="string">
            <text:p>['ap03', 'ap06', 'ap07', 'dh09']</text:p>
          </table:table-cell>
          <table:table-cell office:value-type="string" calcext:value-type="string">
            <text:p>['dh03', 'dh08', 'dh09', 'dh11'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'ap03', 'ap07', 'dh06', 'dh07', 'dh09']</text:p>
          </table:table-cell>
          <table:table-cell office:value-type="string" calcext:value-type="string">
            <text:p>['ap07', 'dh01', 'dh03', 'dh07', 'dh11']</text:p>
          </table:table-cell>
          <table:table-cell office:value-type="string" calcext:value-type="string">
            <text:p>['ap03', 'ap06', 'dh02', 'dh04', 'dh07']</text:p>
          </table:table-cell>
          <table:table-cell office:value-type="string" calcext:value-type="string">
            <text:p>['ap03', 'ap06', 'dh03', 'dh04', 'dh08']</text:p>
          </table:table-cell>
          <table:table-cell office:value-type="string" calcext:value-type="string">
            <text:p>['ap01', 'ap05', 'dh01', 'dh04', 'dh08']</text:p>
          </table:table-cell>
          <table:table-cell office:value-type="string" calcext:value-type="string">
            <text:p>['dh03', 'dh05', 'dh06', 'dh07', 'dh09']</text:p>
          </table:table-cell>
          <table:table-cell office:value-type="string" calcext:value-type="string">
            <text:p>['ap03', 'ap06', 'dh04', 'dh05', 'dh07']</text:p>
          </table:table-cell>
          <table:table-cell office:value-type="string" calcext:value-type="string">
            <text:p>['ap06', 'dh01', 'dh04', 'dh05', 'dh08']</text:p>
          </table:table-cell>
          <table:table-cell office:value-type="string" calcext:value-type="string">
            <text:p>['ap03', 'ap04', 'dh01', 'dh07', 'dh09']</text:p>
          </table:table-cell>
          <table:table-cell office:value-type="string" calcext:value-type="string">
            <text:p>['ap03', 'ap04', 'dh01', 'dh03', 'dh11'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'ap03', 'ap06', 'dh03', 'dh06', 'dh08', 'dh09']</text:p>
          </table:table-cell>
          <table:table-cell office:value-type="string" calcext:value-type="string">
            <text:p>['ap01', 'ap04', 'dh03', 'dh07', 'dh09', 'dh10']</text:p>
          </table:table-cell>
          <table:table-cell office:value-type="string" calcext:value-type="string">
            <text:p>['ap03', 'ap05', 'dh01', 'dh06', 'dh09', 'dh10']</text:p>
          </table:table-cell>
          <table:table-cell office:value-type="string" calcext:value-type="string">
            <text:p>['ap01', 'ap04', 'dh07', 'dh08', 'dh10', 'dh11']</text:p>
          </table:table-cell>
          <table:table-cell office:value-type="string" calcext:value-type="string">
            <text:p>['ap01', 'dh02', 'dh03', 'dh04', 'dh07', 'dh11']</text:p>
          </table:table-cell>
          <table:table-cell office:value-type="string" calcext:value-type="string">
            <text:p>['ap01', 'ap05', 'ap06', 'dh03', 'dh07', 'dh08']</text:p>
          </table:table-cell>
          <table:table-cell office:value-type="string" calcext:value-type="string">
            <text:p>['ap01', 'ap03', 'ap06', 'dh04', 'dh06', 'dh10']</text:p>
          </table:table-cell>
          <table:table-cell office:value-type="string" calcext:value-type="string">
            <text:p>['ap03', 'ap04', 'ap05', 'dh04', 'dh09', 'dh10']</text:p>
          </table:table-cell>
          <table:table-cell office:value-type="string" calcext:value-type="string">
            <text:p>['ap01', 'ap03', 'dh05', 'dh07', 'dh10', 'dh11']</text:p>
          </table:table-cell>
          <table:table-cell office:value-type="string" calcext:value-type="string">
            <text:p>['ap05', 'ap07', 'dh03', 'dh05', 'dh08', 'dh09'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'ap04', 'ap05', 'ap06', 'ap07', 'dh06', 'dh09', 'dh11']</text:p>
          </table:table-cell>
          <table:table-cell office:value-type="string" calcext:value-type="string">
            <text:p>['ap05', 'ap06', 'ap07', 'dh07', 'dh09', 'dh10', 'dh11']</text:p>
          </table:table-cell>
          <table:table-cell office:value-type="string" calcext:value-type="string">
            <text:p>['ap01', 'ap06', 'ap07', 'dh06', 'dh07', 'dh09', 'dh11']</text:p>
          </table:table-cell>
          <table:table-cell office:value-type="string" calcext:value-type="string">
            <text:p>['ap01', 'ap06', 'ap07', 'dh02', 'dh03', 'dh04', 'dh08']</text:p>
          </table:table-cell>
          <table:table-cell office:value-type="string" calcext:value-type="string">
            <text:p>['ap01', 'ap03', 'ap07', 'dh02', 'dh03', 'dh05', 'dh06']</text:p>
          </table:table-cell>
          <table:table-cell office:value-type="string" calcext:value-type="string">
            <text:p>['ap01', 'ap04', 'ap06', 'ap07', 'dh04', 'dh08', 'dh09']</text:p>
          </table:table-cell>
          <table:table-cell office:value-type="string" calcext:value-type="string">
            <text:p>['ap03', 'ap07', 'dh02', 'dh05', 'dh06', 'dh07', 'dh09']</text:p>
          </table:table-cell>
          <table:table-cell office:value-type="string" calcext:value-type="string">
            <text:p>['dh02', 'dh03', 'dh04', 'dh06', 'dh07', 'dh08', 'dh11']</text:p>
          </table:table-cell>
          <table:table-cell office:value-type="string" calcext:value-type="string">
            <text:p>['ap06', 'ap07', 'dh01', 'dh03', 'dh05', 'dh09', 'dh10']</text:p>
          </table:table-cell>
          <table:table-cell office:value-type="string" calcext:value-type="string">
            <text:p>['ap05', 'ap06', 'dh06', 'dh07', 'dh08', 'dh09', 'dh10'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'ap01', 'ap03', 'ap05', 'ap07', 'dh03', 'dh06', 'dh08', 'dh09']</text:p>
          </table:table-cell>
          <table:table-cell office:value-type="string" calcext:value-type="string">
            <text:p>['ap01', 'ap03', 'ap05', 'dh01', 'dh02', 'dh04', 'dh08', 'dh11']</text:p>
          </table:table-cell>
          <table:table-cell office:value-type="string" calcext:value-type="string">
            <text:p>['ap03', 'ap05', 'dh01', 'dh05', 'dh07', 'dh08', 'dh09', 'dh11']</text:p>
          </table:table-cell>
          <table:table-cell office:value-type="string" calcext:value-type="string">
            <text:p>['ap03', 'ap04', 'ap06', 'dh03', 'dh05', 'dh06', 'dh08', 'dh11']</text:p>
          </table:table-cell>
          <table:table-cell office:value-type="string" calcext:value-type="string">
            <text:p>['ap01', 'ap03', 'ap04', 'dh01', 'dh04', 'dh05', 'dh07', 'dh11']</text:p>
          </table:table-cell>
          <table:table-cell office:value-type="string" calcext:value-type="string">
            <text:p>['ap03', 'ap04', 'ap06', 'ap07', 'dh03', 'dh05', 'dh08', 'dh09']</text:p>
          </table:table-cell>
          <table:table-cell office:value-type="string" calcext:value-type="string">
            <text:p>['ap01', 'ap03', 'ap04', 'ap06', 'dh01', 'dh08', 'dh09', 'dh10']</text:p>
          </table:table-cell>
          <table:table-cell office:value-type="string" calcext:value-type="string">
            <text:p>['ap03', 'ap04', 'ap07', 'dh02', 'dh03', 'dh04', 'dh10', 'dh11']</text:p>
          </table:table-cell>
          <table:table-cell office:value-type="string" calcext:value-type="string">
            <text:p>['ap01', 'ap03', 'ap04', 'ap05', 'ap07', 'dh01', 'dh07', 'dh11']</text:p>
          </table:table-cell>
          <table:table-cell office:value-type="string" calcext:value-type="string">
            <text:p>['ap03', 'ap07', 'dh01', 'dh02', 'dh05', 'dh06', 'dh07', 'dh09'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'ap01', 'ap03', 'ap04', 'ap05', 'ap06', 'dh02', 'dh05', 'dh06', 'dh11']</text:p>
          </table:table-cell>
          <table:table-cell office:value-type="string" calcext:value-type="string">
            <text:p>['ap01', 'ap04', 'ap05', 'ap06', 'dh01', 'dh02', 'dh03', 'dh05', 'dh07']</text:p>
          </table:table-cell>
          <table:table-cell office:value-type="string" calcext:value-type="string">
            <text:p>['ap05', 'ap06', 'ap07', 'dh03', 'dh04', 'dh06', 'dh08', 'dh09', 'dh11']</text:p>
          </table:table-cell>
          <table:table-cell office:value-type="string" calcext:value-type="string">
            <text:p>['ap01', 'ap03', 'ap04', 'ap05', 'dh01', 'dh03', 'dh05', 'dh06', 'dh09']</text:p>
          </table:table-cell>
          <table:table-cell office:value-type="string" calcext:value-type="string">
            <text:p>['ap03', 'ap04', 'ap06', 'ap07', 'dh01', 'dh02', 'dh03', 'dh05', 'dh07']</text:p>
          </table:table-cell>
          <table:table-cell office:value-type="string" calcext:value-type="string">
            <text:p>['ap01', 'ap04', 'ap06', 'dh01', 'dh02', 'dh04', 'dh07', 'dh08', 'dh11']</text:p>
          </table:table-cell>
          <table:table-cell office:value-type="string" calcext:value-type="string">
            <text:p>['ap04', 'ap05', 'ap06', 'dh01', 'dh02', 'dh04', 'dh08', 'dh09', 'dh10']</text:p>
          </table:table-cell>
          <table:table-cell office:value-type="string" calcext:value-type="string">
            <text:p>['ap03', 'ap04', 'ap05', 'ap06', 'dh02', 'dh04', 'dh09', 'dh10', 'dh11']</text:p>
          </table:table-cell>
          <table:table-cell office:value-type="string" calcext:value-type="string">
            <text:p>['ap03', 'ap04', 'ap05', 'dh01', 'dh03', 'dh04', 'dh06', 'dh09', 'dh10']</text:p>
          </table:table-cell>
          <table:table-cell office:value-type="string" calcext:value-type="string">
            <text:p>['ap01', 'ap04', 'ap06', 'ap07', 'dh01', 'dh02', 'dh03', 'dh08', 'dh09'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'ap03', 'ap05', 'ap06', 'ap07', 'dh01', 'dh02', 'dh05', 'dh09', 'dh10', 'dh11']</text:p>
          </table:table-cell>
          <table:table-cell office:value-type="string" calcext:value-type="string">
            <text:p>['ap03', 'ap05', 'ap06', 'ap07', 'dh01', 'dh02', 'dh03', 'dh04', 'dh07', 'dh11']</text:p>
          </table:table-cell>
          <table:table-cell office:value-type="string" calcext:value-type="string">
            <text:p>['ap01', 'ap03', 'ap04', 'ap07', 'dh01', 'dh03', 'dh04', 'dh06', 'dh07', 'dh09']</text:p>
          </table:table-cell>
          <table:table-cell office:value-type="string" calcext:value-type="string">
            <text:p>['ap03', 'ap05', 'ap07', 'dh02', 'dh03', 'dh04', 'dh06', 'dh08', 'dh09', 'dh11']</text:p>
          </table:table-cell>
          <table:table-cell office:value-type="string" calcext:value-type="string">
            <text:p>['ap04', 'ap05', 'dh01', 'dh02', 'dh03', 'dh04', 'dh05', 'dh06', 'dh08', 'dh11']</text:p>
          </table:table-cell>
          <table:table-cell office:value-type="string" calcext:value-type="string">
            <text:p>['ap05', 'ap06', 'ap07', 'dh04', 'dh06', 'dh07', 'dh08', 'dh09', 'dh10', 'dh11']</text:p>
          </table:table-cell>
          <table:table-cell office:value-type="string" calcext:value-type="string">
            <text:p>['ap01', 'ap03', 'ap04', 'ap05', 'ap07', 'dh02', 'dh04', 'dh05', 'dh07', 'dh10']</text:p>
          </table:table-cell>
          <table:table-cell office:value-type="string" calcext:value-type="string">
            <text:p>['ap01', 'ap04', 'ap05', 'ap06', 'ap07', 'dh02', 'dh07', 'dh08', 'dh10', 'dh11']</text:p>
          </table:table-cell>
          <table:table-cell office:value-type="string" calcext:value-type="string">
            <text:p>['ap01', 'ap03', 'ap04', 'dh01', 'dh03', 'dh04', 'dh05', 'dh06', 'dh07', 'dh10']</text:p>
          </table:table-cell>
          <table:table-cell office:value-type="string" calcext:value-type="string">
            <text:p>['ap01', 'ap03', 'ap04', 'ap05', 'dh04', 'dh05', 'dh06', 'dh09', 'dh10', 'dh11'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'ap01', 'ap04', 'ap07', 'dh03', 'dh04', 'dh05', 'dh06', 'dh08', 'dh09', 'dh10', 'dh11']</text:p>
          </table:table-cell>
          <table:table-cell office:value-type="string" calcext:value-type="string">
            <text:p>['ap01', 'ap03', 'ap06', 'ap07', 'dh01', 'dh02', 'dh04', 'dh05', 'dh06', 'dh07', 'dh10']</text:p>
          </table:table-cell>
          <table:table-cell office:value-type="string" calcext:value-type="string">
            <text:p>['ap01', 'ap03', 'ap04', 'ap05', 'ap06', 'ap07', 'dh02', 'dh03', 'dh08', 'dh10', 'dh11']</text:p>
          </table:table-cell>
          <table:table-cell office:value-type="string" calcext:value-type="string">
            <text:p>['ap01', 'ap04', 'ap05', 'ap07', 'dh01', 'dh02', 'dh03', 'dh06', 'dh07', 'dh09', 'dh10']</text:p>
          </table:table-cell>
          <table:table-cell office:value-type="string" calcext:value-type="string">
            <text:p>['ap03', 'ap04', 'ap05', 'ap07', 'dh01', 'dh04', 'dh06', 'dh07', 'dh08', 'dh09', 'dh10']</text:p>
          </table:table-cell>
          <table:table-cell office:value-type="string" calcext:value-type="string">
            <text:p>['ap01', 'ap04', 'ap05', 'ap06', 'ap07', 'dh01', 'dh06', 'dh07', 'dh08', 'dh09', 'dh11']</text:p>
          </table:table-cell>
          <table:table-cell office:value-type="string" calcext:value-type="string">
            <text:p>['ap01', 'ap04', 'ap05', 'ap06', 'ap07', 'dh01', 'dh02', 'dh05', 'dh06', 'dh07', 'dh09']</text:p>
          </table:table-cell>
          <table:table-cell office:value-type="string" calcext:value-type="string">
            <text:p>['ap01', 'ap04', 'ap06', 'dh01', 'dh02', 'dh03', 'dh04', 'dh08', 'dh09', 'dh10', 'dh11']</text:p>
          </table:table-cell>
          <table:table-cell office:value-type="string" calcext:value-type="string">
            <text:p>['ap01', 'ap03', 'ap04', 'dh02', 'dh03', 'dh05', 'dh07', 'dh08', 'dh09', 'dh10', 'dh11']</text:p>
          </table:table-cell>
          <table:table-cell office:value-type="string" calcext:value-type="string">
            <text:p>['ap03', 'ap05', 'ap06', 'dh01', 'dh02', 'dh04', 'dh05', 'dh07', 'dh08', 'dh10', 'dh11'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'ap01', 'ap04', 'ap06', 'ap07', 'dh02', 'dh03', 'dh04', 'dh06', 'dh07', 'dh08', 'dh09', 'dh10']</text:p>
          </table:table-cell>
          <table:table-cell office:value-type="string" calcext:value-type="string">
            <text:p>['ap01', 'ap03', 'ap05', 'ap06', 'dh02', 'dh03', 'dh04', 'dh05', 'dh06', 'dh07', 'dh08', 'dh09']</text:p>
          </table:table-cell>
          <table:table-cell office:value-type="string" calcext:value-type="string">
            <text:p>['ap04', 'ap06', 'ap07', 'dh01', 'dh02', 'dh03', 'dh04', 'dh05', 'dh06', 'dh07', 'dh09', 'dh10']</text:p>
          </table:table-cell>
          <table:table-cell office:value-type="string" calcext:value-type="string">
            <text:p>['ap03', 'ap04', 'ap05', 'ap06', 'ap07', 'dh01', 'dh02', 'dh03', 'dh05', 'dh07', 'dh09', 'dh11']</text:p>
          </table:table-cell>
          <table:table-cell office:value-type="string" calcext:value-type="string">
            <text:p>['ap03', 'ap04', 'ap06', 'dh01', 'dh02', 'dh04', 'dh05', 'dh06', 'dh07', 'dh08', 'dh09', 'dh10']</text:p>
          </table:table-cell>
          <table:table-cell office:value-type="string" calcext:value-type="string">
            <text:p>['ap01', 'ap05', 'ap06', 'dh01', 'dh04', 'dh05', 'dh06', 'dh07', 'dh08', 'dh09', 'dh10', 'dh11']</text:p>
          </table:table-cell>
          <table:table-cell office:value-type="string" calcext:value-type="string">
            <text:p>['ap03', 'ap07', 'dh02', 'dh03', 'dh04', 'dh05', 'dh06', 'dh07', 'dh08', 'dh09', 'dh10', 'dh11']</text:p>
          </table:table-cell>
          <table:table-cell office:value-type="string" calcext:value-type="string">
            <text:p>['ap03', 'ap04', 'ap05', 'ap06', 'ap07', 'dh02', 'dh03', 'dh04', 'dh05', 'dh07', 'dh08', 'dh10']</text:p>
          </table:table-cell>
          <table:table-cell office:value-type="string" calcext:value-type="string">
            <text:p>['ap01', 'ap03', 'ap04', 'ap05', 'ap06', 'dh01', 'dh02', 'dh04', 'dh05', 'dh08', 'dh09', 'dh11']</text:p>
          </table:table-cell>
          <table:table-cell office:value-type="string" calcext:value-type="string">
            <text:p>['ap01', 'ap03', 'ap05', 'ap06', 'ap07', 'dh04', 'dh05', 'dh06', 'dh07', 'dh08', 'dh09', 'dh10'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'ap01', 'ap03', 'ap04', 'ap06', 'dh01', 'dh02', 'dh03', 'dh04', 'dh05', 'dh06', 'dh08', 'dh09', 'dh11']</text:p>
          </table:table-cell>
          <table:table-cell office:value-type="string" calcext:value-type="string">
            <text:p>['ap01', 'ap03', 'ap04', 'ap06', 'ap07', 'dh02', 'dh03', 'dh04', 'dh05', 'dh06', 'dh07', 'dh09', 'dh10']</text:p>
          </table:table-cell>
          <table:table-cell office:value-type="string" calcext:value-type="string">
            <text:p>['ap01', 'ap03', 'ap04', 'ap05', 'ap06', 'dh03', 'dh05', 'dh06', 'dh07', 'dh08', 'dh09', 'dh10', 'dh11']</text:p>
          </table:table-cell>
          <table:table-cell office:value-type="string" calcext:value-type="string">
            <text:p>['ap01', 'ap03', 'ap04', 'ap05', 'ap06', 'dh01', 'dh02', 'dh04', 'dh06', 'dh08', 'dh09', 'dh10', 'dh11']</text:p>
          </table:table-cell>
          <table:table-cell office:value-type="string" calcext:value-type="string">
            <text:p>['ap01', 'ap04', 'ap06', 'ap07', 'dh01', 'dh02', 'dh04', 'dh05', 'dh06', 'dh07', 'dh08', 'dh10', 'dh11']</text:p>
          </table:table-cell>
          <table:table-cell office:value-type="string" calcext:value-type="string">
            <text:p>['ap01', 'ap03', 'ap04', 'ap07', 'dh02', 'dh03', 'dh04', 'dh05', 'dh06', 'dh07', 'dh08', 'dh09', 'dh11']</text:p>
          </table:table-cell>
          <table:table-cell office:value-type="string" calcext:value-type="string">
            <text:p>['ap01', 'ap03', 'ap04', 'ap06', 'ap07', 'dh01', 'dh03', 'dh04', 'dh05', 'dh06', 'dh07', 'dh08', 'dh09']</text:p>
          </table:table-cell>
          <table:table-cell office:value-type="string" calcext:value-type="string">
            <text:p>['ap03', 'ap05', 'ap06', 'ap07', 'dh01', 'dh02', 'dh03', 'dh04', 'dh05', 'dh06', 'dh08', 'dh09', 'dh11']</text:p>
          </table:table-cell>
          <table:table-cell office:value-type="string" calcext:value-type="string">
            <text:p>['ap03', 'ap05', 'ap06', 'ap07', 'dh01', 'dh02', 'dh03', 'dh06', 'dh07', 'dh08', 'dh09', 'dh10', 'dh11']</text:p>
          </table:table-cell>
          <table:table-cell office:value-type="string" calcext:value-type="string">
            <text:p>['ap01', 'ap03', 'ap04', 'ap05', 'ap07', 'dh01', 'dh03', 'dh06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'ap01', 'ap03', 'ap04', 'ap05', 'ap06', 'ap07', 'dh01', 'dh02', 'dh04', 'dh05', 'dh06', 'dh07', 'dh08', 'dh09']</text:p>
          </table:table-cell>
          <table:table-cell office:value-type="string" calcext:value-type="string">
            <text:p>['ap01', 'ap03', 'ap04', 'ap05', 'ap06', 'ap07', 'dh01', 'dh03', 'dh05', 'dh06', 'dh07', 'dh08', 'dh10', 'dh11']</text:p>
          </table:table-cell>
          <table:table-cell office:value-type="string" calcext:value-type="string">
            <text:p>['ap01', 'ap03', 'ap05', 'ap06', 'dh01', 'dh02', 'dh03', 'dh04', 'dh05', 'dh06', 'dh07', 'dh09', 'dh10', 'dh11']</text:p>
          </table:table-cell>
          <table:table-cell office:value-type="string" calcext:value-type="string">
            <text:p>['ap03', 'ap04', 'ap05', 'ap06', 'ap07', 'dh02', 'dh03', 'dh05', 'dh06', 'dh07', 'dh08', 'dh09', 'dh10', 'dh11']</text:p>
          </table:table-cell>
          <table:table-cell office:value-type="string" calcext:value-type="string">
            <text:p>['ap01', 'ap03', 'ap04', 'ap05', 'ap06', 'ap07', 'dh01', 'dh02', 'dh03', 'dh05', 'dh07', 'dh08', 'dh09', 'dh11']</text:p>
          </table:table-cell>
          <table:table-cell office:value-type="string" calcext:value-type="string">
            <text:p>['ap01', 'ap03', 'ap04', 'ap05', 'ap06', 'ap07', 'dh01', 'dh02', 'dh03', 'dh04', 'dh07', 'dh08', 'dh09', 'dh10']</text:p>
          </table:table-cell>
          <table:table-cell office:value-type="string" calcext:value-type="string">
            <text:p>['ap01', 'ap03', 'ap05', 'ap06', 'ap07', 'dh01', 'dh03', 'dh04', 'dh06', 'dh07', 'dh08', 'dh09', 'dh10', 'dh11']</text:p>
          </table:table-cell>
          <table:table-cell office:value-type="string" calcext:value-type="string">
            <text:p>['ap01', 'ap03', 'ap04', 'ap05', 'ap06', 'ap07', 'dh01', 'dh02', 'dh03', 'dh04', 'dh07', 'dh09', 'dh10', 'dh11']</text:p>
          </table:table-cell>
          <table:table-cell office:value-type="string" calcext:value-type="string">
            <text:p>['ap01', 'ap04', 'ap05', 'ap07', 'dh01', 'dh02', 'dh03', 'dh04', 'dh05', 'dh06', 'dh07', 'dh08', 'dh09', 'dh11']</text:p>
          </table:table-cell>
          <table:table-cell office:value-type="string" calcext:value-type="string">
            <text:p>['ap01', 'ap03', 'ap05', 'ap06', 'ap07', 'dh01', 'dh02', 'dh03', 'dh04', 'dh05', 'dh06', 'dh07', 'dh08', 'dh11'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'ap01', 'ap03', 'ap04', 'ap06', 'ap07', 'dh01', 'dh03', 'dh04', 'dh05', 'dh06', 'dh07', 'dh08', 'dh09', 'dh10', 'dh11']</text:p>
          </table:table-cell>
          <table:table-cell office:value-type="string" calcext:value-type="string">
            <text:p>['ap01', 'ap03', 'ap04', 'ap06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6', 'dh07', 'dh09', 'dh10', 'dh11']</text:p>
          </table:table-cell>
          <table:table-cell office:value-type="string" calcext:value-type="string">
            <text:p>['ap01', 'ap04', 'ap05', 'ap06', 'ap07', 'dh01', 'dh02', 'dh03', 'dh04', 'dh05', 'dh06', 'dh07', 'dh08', 'dh09', 'dh11']</text:p>
          </table:table-cell>
          <table:table-cell office:value-type="string" calcext:value-type="string">
            <text:p>['ap01', 'ap03', 'ap04', 'ap05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6', 'dh07', 'dh08', 'dh09', 'dh10']</text:p>
          </table:table-cell>
          <table:table-cell office:value-type="string" calcext:value-type="string">
            <text:p>['ap01', 'ap03', 'ap04', 'ap05', 'ap07', 'dh01', 'dh02', 'dh03', 'dh04', 'dh05', 'dh06', 'dh07', 'dh08', 'dh10', 'dh11']</text:p>
          </table:table-cell>
          <table:table-cell office:value-type="string" calcext:value-type="string">
            <text:p>['ap01', 'ap03', 'ap04', 'ap05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7', 'dh09', 'dh10', 'dh11']</text:p>
          </table:table-cell>
          <table:table-cell office:value-type="string" calcext:value-type="string">
            <text:p>['ap01', 'ap03', 'ap04', 'ap05', 'ap07', 'dh01', 'dh03', 'dh04', 'dh05', 'dh06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'ap01', 'ap03', 'ap04', 'ap05', 'ap06', 'ap07', 'dh01', 'dh02', 'dh03', 'dh05', 'dh06', 'dh07', 'dh08', 'dh09', 'dh10', 'dh11']</text:p>
          </table:table-cell>
          <table:table-cell office:value-type="string" calcext:value-type="string">
            <text:p>['ap03', 'ap04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7', 'dh01', 'dh02', 'dh03', 'dh04', 'dh05', 'dh06', 'dh07', 'dh08', 'dh09', 'dh10', 'dh11']</text:p>
          </table:table-cell>
          <table:table-cell office:value-type="string" calcext:value-type="string">
            <text:p>['ap01', 'ap03', 'ap04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8', 'dh09', 'dh10', 'dh11']</text:p>
          </table:table-cell>
          <table:table-cell office:value-type="string" calcext:value-type="string">
            <text:p>['ap01', 'ap03', 'ap04', 'ap05', 'ap06', 'ap07', 'dh01', 'dh02', 'dh03', 'dh04', 'dh05', 'dh07', 'dh08', 'dh09', 'dh10', 'dh11']</text:p>
          </table:table-cell>
          <table:table-cell office:value-type="string" calcext:value-type="string">
            <text:p>['ap01', 'ap03', 'ap04', 'ap05', 'ap06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2', 'dh03', 'dh04', 'dh05', 'dh06', 'dh07', 'dh08', 'dh09', 'dh10', 'dh11']</text:p>
          </table:table-cell>
          <table:table-cell office:value-type="string" calcext:value-type="string">
            <text:p>['ap01', 'ap03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4', 'dh05', 'dh06', 'dh07', 'dh08', 'dh09', 'dh10', 'dh11'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mse_5f_per_5f_horizon" style:display-name="PageStyle_rmse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5f_per_5f_horizon" style:display-name="PageStyle_skill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luded" style:display-name="PageStyle_exclud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5f_mean" style:display-name="PageStyle_skill_me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4-14T13:27:50</meta:creation-date>
    <dc:date>2020-04-14T13:27:50</dc:date>
    <meta:generator>LibreOffice/6.0.7.3$Linux_X86_64 LibreOffice_project/00m0$Build-3</meta:generator>
    <meta:document-statistic meta:table-count="4" meta:cell-count="850" meta:object-count="0"/>
    <meta:user-defined meta:name="AppVersion">3.0</meta:user-defined>
  </office:meta>
</office:document-meta>
</file>